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bc98e" draw:marker-start-width="0.26cm" draw:marker-start-center="false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bc98e" draw:marker-start-width="0.26cm" draw:marker-start-center="false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bc98e" draw:marker-start-width="0.26cm" draw:marker-start-center="false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bc98e" draw:marker-start-width="0.26cm" draw:marker-start-center="false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999999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666666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666666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666666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999999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999999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999999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999999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999999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-width="0.2cm" draw:marker-start-center="false" draw:marker-end-width="0.2cm" draw:marker-end-center="false" svg:stroke-opacity="100%" draw:stroke-linejoin="round" draw:fill="gradient" draw:fill-color="#7f7f7f" draw:secondary-fill-color="#99ccff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-width="0.2cm" draw:marker-start-center="false" draw:marker-end-width="0.2cm" draw:marker-end-center="false" svg:stroke-opacity="100%" draw:stroke-linejoin="round" draw:fill="gradient" draw:fill-color="#7f7f7f" draw:secondary-fill-color="#99ccff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-width="0.2cm" draw:marker-start-center="false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-width="0.2cm" draw:marker-start-center="false" draw:marker-end-width="0.2cm" draw:marker-end-center="false" svg:stroke-opacity="100%" draw:stroke-linejoin="round" draw:fill="gradient" draw:fill-color="#7f7f7f" draw:secondary-fill-color="#99ccff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-width="0.2cm" draw:marker-start-center="false" draw:marker-end-width="0.2cm" draw:marker-end-center="false" svg:stroke-opacity="100%" draw:stroke-linejoin="round" draw:fill="gradient" draw:fill-color="#7f7f7f" draw:secondary-fill-color="#99ccff" draw:fill-gradient-name="Greysca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-width="0.2cm" draw:marker-start-center="false" draw:marker-end-width="0.2cm" draw:marker-end-center="false" svg:stroke-opacity="100%" draw:stroke-linejoin="round" draw:fill="gradient" draw:fill-color="#7f7f7f" draw:secondary-fill-color="#99ccff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000000" draw:marker-start-width="0.2cm" draw:marker-start-center="false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808080" draw:marker-start-width="0.2cm" draw:marker-start-center="false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fbc98e" draw:marker-start-width="0.26cm" draw:marker-start-center="false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bc98e" draw:marker-start-width="0.26cm" draw:marker-start-center="false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999999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svg:stroke-width="0.04cm" svg:stroke-color="#666666" draw:marker-start-width="0.26cm" draw:marker-start-center="false" draw:marker-end-width="0.26cm" draw:marker-end-center="false" draw:fill="gradient" draw:fill-color="#cfe7f5" draw:fill-gradient-name="Greysca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gradient" draw:fill-color="#cfe7f5" draw:fill-gradient-name="Light_20_Purpl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gradient" draw:fill-color="#cfe7f5" draw:fill-gradient-name="Light_20_Orange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.04cm" svg:stroke-color="#b2b2b2" draw:marker-start-width="0.26cm" draw:marker-start-center="false" draw:marker-end-width="0.26cm" draw:marker-end-center="false" draw:fill="gradient" draw:fill-color="#cfe7f5" draw:fill-gradient-name="Light_20_Grey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svg:stroke-width="0.04cm" svg:stroke-color="#000000" draw:marker-start-width="0.26cm" draw:marker-start-center="false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eeeeee" draw:marker-start-width="0.26cm" draw:marker-start-center="false" draw:marker-end-width="0.26cm" draw:marker-end-center="false" svg:stroke-opacity="100%" draw:stroke-linejoin="round" draw:fill="gradient" draw:fill-color="#ffffff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eeeeee" draw:marker-start-width="0.26cm" draw:marker-start-center="false" draw:marker-end-width="0.26cm" draw:marker-end-center="false" svg:stroke-opacity="100%" draw:stroke-linejoin="round" draw:fill="gradient" draw:fill-color="#ffffff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eeeeee" draw:marker-start-width="0.26cm" draw:marker-start-center="false" draw:marker-end-width="0.26cm" draw:marker-end-center="false" svg:stroke-opacity="100%" draw:stroke-linejoin="round" draw:fill="gradient" draw:fill-color="#ffffff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39cm" fo:min-width="0.39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19cm" fo:min-width="0.1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999999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666666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666666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666666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999999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999999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999999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999999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999999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svg:stroke-opacity="100%" draw:stroke-linejoin="round" draw:fill="gradient" draw:fill-color="#f7941d" draw:secondary-fill-color="#cfe7e5" draw:fill-gradient-name="Light_20_Grey_20_Linear_20_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svg:stroke-width="0.04cm" svg:stroke-color="#ffffff" draw:marker-start-width="0.2cm" draw:marker-start-center="false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svg:stroke-width="0.04cm" svg:stroke-color="#000000" draw:marker-start-width="0.23cm" draw:marker-start-center="false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svg:stroke-width="0.04cm" svg:stroke-color="#ffffff" draw:marker-start-width="0.23cm" draw:marker-start-center="false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svg:stroke-width="0.04cm" svg:stroke-color="#ff0000" draw:marker-start-width="0.2cm" draw:marker-start-center="false" draw:marker-end-width="0.2cm" draw:marker-end-center="false" draw:fill="solid" draw:fill-color="#ff0000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svg:stroke-width="0.04cm" svg:stroke-color="#ff0000" draw:marker-start-width="0.2cm" draw:marker-start-center="false" draw:marker-end-width="0.2cm" draw:marker-end-center="false" draw:fill="solid" draw:fill-color="#ff0000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svg:stroke-width="0.04cm" svg:stroke-color="#0000ff" draw:marker-start-width="0.2cm" draw:marker-start-center="false" draw:marker-end-width="0.2cm" draw:marker-end-center="false" draw:fill="solid" draw:fill-color="#0000f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svg:stroke-width="0.04cm" svg:stroke-color="#0000ff" draw:marker-start-width="0.2cm" draw:marker-start-center="false" draw:marker-end-width="0.2cm" draw:marker-end-center="false" draw:fill="solid" draw:fill-color="#0000f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svg:stroke-width="0.04cm" svg:stroke-color="#008000" draw:marker-start-width="0.2cm" draw:marker-start-center="false" draw:marker-end-width="0.2cm" draw:marker-end-center="false" draw:fill="solid" draw:fill-color="#008000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svg:stroke-width="0.04cm" svg:stroke-color="#008000" draw:marker-start-width="0.2cm" draw:marker-start-center="false" draw:marker-end-width="0.2cm" draw:marker-end-center="false" draw:fill="solid" draw:fill-color="#008000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svg:stroke-width="0.04cm" svg:stroke-color="#808080" draw:marker-start-width="0.2cm" draw:marker-start-center="false" draw:marker-end-width="0.2cm" draw:marker-end-center="false" draw:fill="gradient" draw:fill-color="#cfe7f5" draw:fill-gradient-name="Light_20_Orange_20_Axial_20_H" draw:textarea-horizontal-align="justify" draw:textarea-vertical-align="middle" draw:auto-grow-height="false" fo:min-height="0.258cm" fo:min-width="0.337cm" fo:padding-top="0.12cm" fo:padding-bottom="0.12cm" fo:padding-left="0.245cm" fo:padding-right="0.245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svg:stroke-width="0.04cm" svg:stroke-color="#be1e2d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svg:stroke-width="0.04cm" svg:stroke-color="#0073bc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Fine_20_Dashed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svg:stroke-width="0.04cm" svg:stroke-color="#666666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7f7f7f" draw:secondary-fill-color="#99ccff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7f7f7f" draw:secondary-fill-color="#99ccff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7f7f7f" draw:secondary-fill-color="#99ccff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7f7f7f" draw:secondary-fill-color="#99ccff" draw:fill-gradient-name="Greysca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7f7f7f" draw:secondary-fill-color="#99ccff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fill-gradient-name="VRT_20_Light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9b46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gradient" draw:fill-color="#cfe7f5" draw:fill-gradient-name="Light_20_Orang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gradient" draw:fill-color="#cfe7f5" draw:fill-gradient-name="Greyscal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gradient" draw:fill-color="#cfe7f5" draw:fill-gradient-name="Light_20_Purpl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gradient" draw:fill-color="#cfe7f5" draw:fill-gradient-name="Light_20_Orange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gradient" draw:fill-color="#cfe7f5" draw:fill-gradient-name="Light_20_Grey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gradient" draw:fill-color="#ffffff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f7941d" draw:secondary-fill-color="#cfe7e5" draw:fill-gradient-name="Light_20_Grey_20_Linear_20_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loext:graphic-properties draw:fill="gradient" draw:fill-color="#f7941d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5" style:family="paragraph">
      <loext:graphic-properties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Object_20_with_20_no_20_fill_20_and_20_no_20_line" draw:layer="layout" svg:width="9.999cm" svg:height="9.999cm" svg:x="5.795cm" svg:y="8.97cm">
          <draw:plugin xlink:href="../Downloads/vrtnetworkequipment_1.2.0-oo.oxt" xlink:type="simple" xlink:show="embed" xlink:actuate="onLoad"/>
        </draw:frame>
        <draw:frame draw:style-name="Object_20_with_20_no_20_fill_20_and_20_no_20_line" draw:layer="layout" svg:width="9.999cm" svg:height="9.999cm" svg:x="5.795cm" svg:y="8.97cm">
          <draw:plugin xlink:href="../Downloads/vrtnetworkequipment_1.2.0-oo.oxt" xlink:type="simple" xlink:show="embed" xlink:actuate="onLoad"/>
        </draw:frame>
        <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1" draw:text-style-name="P1" draw:layer="layout" svg:width="3.169cm" svg:height="2.052cm" svg:x="6.519cm" svg:y="22.948cm" svg:viewBox="0 0 3170 2053" svg:d="M3 2053c263 0 3167-1276 3167-1665 0-388-408-388-672-388 0 166-2591 832-2495 2053z">
                <text:p/>
              </draw:path>
              <draw:g>
                <draw:polygon draw:style-name="gr2" draw:text-style-name="P2" draw:layer="layout" svg:width="3.358cm" svg:height="3.05cm" svg:x="2.97cm" svg:y="21.838cm" svg:viewBox="0 0 3359 3051" draw:points="0,1110 0,0 3359,1942 3359,3051">
                  <text:p/>
                </draw:polygon>
                <draw:polygon draw:style-name="gr3" draw:text-style-name="P3" draw:layer="layout" svg:width="2.878cm" svg:height="2.773cm" svg:x="6.329cm" svg:y="22.116cm" svg:viewBox="0 0 2879 2774" draw:points="0,2774 0,1664 2879,0 2879,1110">
                  <text:p/>
                </draw:polygon>
                <draw:polygon draw:style-name="gr4" draw:text-style-name="P4" draw:layer="layout" svg:width="6.238cm" svg:height="3.605cm" svg:x="2.97cm" svg:y="20.174cm" svg:viewBox="0 0 6239 3606" draw:points="3359,3606 0,1664 2879,0 6239,1942">
                  <text:p/>
                </draw:polygon>
                <draw:line draw:style-name="gr5" draw:text-style-name="P5" draw:layer="layout" svg:x1="4.122cm" svg:y1="22.726cm" svg:x2="4.122cm" svg:y2="23.392cm">
                  <text:p/>
                </draw:line>
                <draw:line draw:style-name="gr6" draw:text-style-name="P5" draw:layer="layout" svg:x1="6.234cm" svg:y1="24.147cm" svg:x2="4.698cm" svg:y2="23.259cm">
                  <text:p/>
                </draw:line>
                <draw:line draw:style-name="gr7" draw:text-style-name="P5" draw:layer="layout" svg:x1="4.689cm" svg:y1="23.059cm" svg:x2="4.689cm" svg:y2="23.281cm">
                  <text:p/>
                </draw:line>
                <draw:line draw:style-name="gr8" draw:text-style-name="P5" draw:layer="layout" svg:x1="6.225cm" svg:y1="23.947cm" svg:x2="6.225cm" svg:y2="24.169cm">
                  <text:p/>
                </draw:line>
                <draw:line draw:style-name="gr9" draw:text-style-name="P5" draw:layer="layout" svg:x1="6.225cm" svg:y1="23.947cm" svg:x2="4.689cm" svg:y2="23.059cm">
                  <text:p/>
                </draw:line>
                <draw:polygon draw:style-name="gr10" draw:text-style-name="P6" draw:layer="layout" svg:width="0.191cm" svg:height="0.332cm" svg:x="4.314cm" svg:y="22.837cm" svg:viewBox="0 0 192 333" draw:points="0,222 0,0 192,111 192,333">
                  <text:p/>
                </draw:polygon>
                <draw:line draw:style-name="gr11" draw:text-style-name="P5" draw:layer="layout" svg:x1="3.93cm" svg:y1="22.615cm" svg:x2="3.93cm" svg:y2="23.281cm">
                  <text:p/>
                </draw:line>
                <draw:line draw:style-name="gr12" draw:text-style-name="P5" draw:layer="layout" svg:x1="3.738cm" svg:y1="22.504cm" svg:x2="3.738cm" svg:y2="23.17cm">
                  <text:p/>
                </draw:line>
                <draw:line draw:style-name="gr13" draw:text-style-name="P5" draw:layer="layout" svg:x1="3.546cm" svg:y1="22.393cm" svg:x2="3.546cm" svg:y2="23.059cm">
                  <text:p/>
                </draw:line>
                <draw:line draw:style-name="gr14" draw:text-style-name="P5" draw:layer="layout" svg:x1="3.354cm" svg:y1="22.282cm" svg:x2="3.354cm" svg:y2="22.948cm">
                  <text:p/>
                </draw:line>
                <draw:line draw:style-name="gr15" draw:text-style-name="P5" draw:layer="layout" svg:x1="3.162cm" svg:y1="22.171cm" svg:x2="3.162cm" svg:y2="22.837cm">
                  <text:p/>
                </draw:line>
                <draw:polygon draw:style-name="gr16" draw:text-style-name="P2" draw:layer="layout" svg:width="0.191cm" svg:height="1.22cm" svg:x="2.778cm" svg:y="21.727cm" svg:viewBox="0 0 192 1221" draw:points="0,1110 0,0 192,111 192,1221">
                  <text:p/>
                </draw:polygon>
                <draw:polygon draw:style-name="gr17" draw:text-style-name="P2" draw:layer="layout" svg:width="0.191cm" svg:height="1.22cm" svg:x="6.329cm" svg:y="23.78cm" svg:viewBox="0 0 192 1221" draw:points="0,1110 0,0 192,111 192,1221">
                  <text:p/>
                </draw:polygon>
                <draw:polygon draw:style-name="gr18" draw:text-style-name="P7" draw:layer="layout" svg:width="6.43cm" svg:height="4.826cm" svg:x="2.778cm" svg:y="20.174cm" svg:viewBox="0 0 6431 4827" draw:points="0,2663 0,1553 192,1664 3071,0 6431,1942 6431,3051 3743,4605 3743,4827">
                  <text:p/>
                </draw:polygon>
              </draw:g>
            </draw:g>
            <draw:g>
              <draw:g>
                <draw:polygon draw:style-name="gr19" draw:text-style-name="P8" draw:layer="layout" svg:width="0.314cm" svg:height="0.546cm" svg:x="7.931cm" svg:y="23.363cm" svg:viewBox="0 0 315 547" draw:points="0,547 0,182 315,0 315,364">
                  <text:p/>
                </draw:polygon>
                <draw:polygon draw:style-name="gr20" draw:text-style-name="P9" draw:layer="layout" svg:width="0.314cm" svg:height="0.546cm" svg:x="7.616cm" svg:y="23.363cm" svg:viewBox="0 0 315 547" draw:points="0,364 0,0 315,182 315,547">
                  <text:p/>
                </draw:polygon>
                <draw:polygon draw:style-name="gr21" draw:text-style-name="P10" draw:layer="layout" svg:width="0.629cm" svg:height="0.363cm" svg:x="7.616cm" svg:y="23.181cm" svg:viewBox="0 0 630 364" draw:points="315,364 0,182 315,0 630,182">
                  <text:p/>
                </draw:polygon>
              </draw:g>
              <draw:g>
                <draw:polygon draw:style-name="gr22" draw:text-style-name="P8" draw:layer="layout" svg:width="0.314cm" svg:height="0.546cm" svg:x="7.458cm" svg:y="24.183cm" svg:viewBox="0 0 315 547" draw:points="0,547 0,182 315,0 315,364">
                  <text:p/>
                </draw:polygon>
                <draw:polygon draw:style-name="gr23" draw:text-style-name="P9" draw:layer="layout" svg:width="0.314cm" svg:height="0.546cm" svg:x="7.143cm" svg:y="24.183cm" svg:viewBox="0 0 315 547" draw:points="0,364 0,0 315,182 315,547">
                  <text:p/>
                </draw:polygon>
                <draw:polygon draw:style-name="gr24" draw:text-style-name="P10" draw:layer="layout" svg:width="0.629cm" svg:height="0.363cm" svg:x="7.143cm" svg:y="24.001cm" svg:viewBox="0 0 630 364" draw:points="315,364 0,182 315,0 630,182">
                  <text:p/>
                </draw:polygon>
              </draw:g>
              <draw:g>
                <draw:polygon draw:style-name="gr25" draw:text-style-name="P8" draw:layer="layout" svg:width="0.314cm" svg:height="0.546cm" svg:x="8.404cm" svg:y="24.183cm" svg:viewBox="0 0 315 547" draw:points="0,547 0,182 315,0 315,364">
                  <text:p/>
                </draw:polygon>
                <draw:polygon draw:style-name="gr26" draw:text-style-name="P9" draw:layer="layout" svg:width="0.314cm" svg:height="0.546cm" svg:x="8.089cm" svg:y="24.183cm" svg:viewBox="0 0 315 547" draw:points="0,364 0,0 315,182 315,547">
                  <text:p/>
                </draw:polygon>
                <draw:polygon draw:style-name="gr27" draw:text-style-name="P10" draw:layer="layout" svg:width="0.629cm" svg:height="0.363cm" svg:x="8.089cm" svg:y="24.001cm" svg:viewBox="0 0 630 364" draw:points="315,364 0,182 315,0 630,182">
                  <text:p/>
                </draw:polygon>
              </draw:g>
              <draw:g>
                <draw:polygon draw:style-name="gr28" draw:text-style-name="P8" draw:layer="layout" svg:width="0.314cm" svg:height="0.546cm" svg:x="7.931cm" svg:y="24.456cm" svg:viewBox="0 0 315 547" draw:points="0,547 0,182 315,0 315,364">
                  <text:p/>
                </draw:polygon>
                <draw:polygon draw:style-name="gr29" draw:text-style-name="P9" draw:layer="layout" svg:width="0.314cm" svg:height="0.546cm" svg:x="7.616cm" svg:y="24.456cm" svg:viewBox="0 0 315 547" draw:points="0,364 0,0 315,182 315,547">
                  <text:p/>
                </draw:polygon>
                <draw:polygon draw:style-name="gr30" draw:text-style-name="P10" draw:layer="layout" svg:width="0.629cm" svg:height="0.363cm" svg:x="7.616cm" svg:y="24.274cm" svg:viewBox="0 0 630 364" draw:points="315,364 0,182 315,0 630,182">
                  <text:p/>
                </draw:polygon>
              </draw:g>
              <draw:g>
                <draw:polygon draw:style-name="gr31" draw:text-style-name="P8" draw:layer="layout" svg:width="0.314cm" svg:height="0.546cm" svg:x="8.404cm" svg:y="23.637cm" svg:viewBox="0 0 315 547" draw:points="0,547 0,182 315,0 315,364">
                  <text:p/>
                </draw:polygon>
                <draw:polygon draw:style-name="gr32" draw:text-style-name="P9" draw:layer="layout" svg:width="0.314cm" svg:height="0.546cm" svg:x="8.089cm" svg:y="23.637cm" svg:viewBox="0 0 315 547" draw:points="0,364 0,0 315,182 315,547">
                  <text:p/>
                </draw:polygon>
                <draw:polygon draw:style-name="gr33" draw:text-style-name="P10" draw:layer="layout" svg:width="0.629cm" svg:height="0.363cm" svg:x="8.089cm" svg:y="23.454cm" svg:viewBox="0 0 630 364" draw:points="315,364 0,182 315,0 630,182">
                  <text:p/>
                </draw:polygon>
              </draw:g>
              <draw:g>
                <draw:polygon draw:style-name="gr34" draw:text-style-name="P8" draw:layer="layout" svg:width="0.314cm" svg:height="0.546cm" svg:x="7.458cm" svg:y="23.637cm" svg:viewBox="0 0 315 547" draw:points="0,547 0,182 315,0 315,364">
                  <text:p/>
                </draw:polygon>
                <draw:polygon draw:style-name="gr35" draw:text-style-name="P9" draw:layer="layout" svg:width="0.314cm" svg:height="0.546cm" svg:x="7.143cm" svg:y="23.637cm" svg:viewBox="0 0 315 547" draw:points="0,364 0,0 315,182 315,547">
                  <text:p/>
                </draw:polygon>
                <draw:polygon draw:style-name="gr36" draw:text-style-name="P10" draw:layer="layout" svg:width="0.629cm" svg:height="0.363cm" svg:x="7.143cm" svg:y="23.454cm" svg:viewBox="0 0 630 364" draw:points="315,364 0,182 315,0 630,182">
                  <text:p/>
                </draw:polygon>
              </draw:g>
              <draw:g>
                <draw:polygon draw:style-name="gr37" draw:text-style-name="P8" draw:layer="layout" svg:width="0.314cm" svg:height="0.546cm" svg:x="7.931cm" svg:y="23.91cm" svg:viewBox="0 0 315 547" draw:points="0,547 0,182 315,0 315,364">
                  <text:p/>
                </draw:polygon>
                <draw:polygon draw:style-name="gr38" draw:text-style-name="P9" draw:layer="layout" svg:width="0.314cm" svg:height="0.546cm" svg:x="7.616cm" svg:y="23.91cm" svg:viewBox="0 0 315 547" draw:points="0,364 0,0 315,182 315,547">
                  <text:p/>
                </draw:polygon>
                <draw:polygon draw:style-name="gr39" draw:text-style-name="P10" draw:layer="layout" svg:width="0.629cm" svg:height="0.363cm" svg:x="7.616cm" svg:y="23.728cm" svg:viewBox="0 0 630 364" draw:points="315,364 0,182 315,0 630,182">
                  <text:p/>
                </draw:polygon>
              </draw:g>
              <draw:polygon draw:style-name="gr40" draw:text-style-name="P7" draw:layer="layout" svg:width="1.575cm" svg:height="1.821cm" svg:x="7.143cm" svg:y="23.181cm" svg:viewBox="0 0 1576 1822" draw:points="0,1367 0,1002 158,911 0,820 0,456 315,273 473,364 473,182 788,0 1103,182 1103,364 1261,273 1576,456 1576,820 1419,911 1576,1002 1576,1367 1261,1549 1103,1458 1103,1640 788,1822 473,1640 473,1458 315,1549">
                <text:p/>
              </draw:polygon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41" draw:text-style-name="P1" draw:layer="layout" svg:width="3.169cm" svg:height="2.052cm" svg:x="6.466cm" svg:y="20.789cm" svg:viewBox="0 0 3170 2053" svg:d="M3 2053c263 0 3167-1276 3167-1665 0-388-408-388-672-388 0 166-2591 832-2495 2053z">
                <text:p/>
              </draw:path>
              <draw:g>
                <draw:polygon draw:style-name="gr42" draw:text-style-name="P11" draw:layer="layout" svg:width="3.358cm" svg:height="3.05cm" svg:x="2.917cm" svg:y="19.679cm" svg:viewBox="0 0 3359 3051" draw:points="0,1110 0,0 3359,1942 3359,3051">
                  <text:p/>
                </draw:polygon>
                <draw:polygon draw:style-name="gr43" draw:text-style-name="P12" draw:layer="layout" svg:width="2.878cm" svg:height="2.773cm" svg:x="6.276cm" svg:y="19.957cm" svg:viewBox="0 0 2879 2774" draw:points="0,2774 0,1664 2879,0 2879,1110">
                  <text:p/>
                </draw:polygon>
                <draw:polygon draw:style-name="gr44" draw:text-style-name="P13" draw:layer="layout" svg:width="6.238cm" svg:height="3.605cm" svg:x="2.917cm" svg:y="18.015cm" svg:viewBox="0 0 6239 3606" draw:points="3359,3606 0,1664 2879,0 6239,1942">
                  <text:p/>
                </draw:polygon>
                <draw:line draw:style-name="gr45" draw:text-style-name="P5" draw:layer="layout" svg:x1="4.069cm" svg:y1="20.567cm" svg:x2="4.069cm" svg:y2="21.233cm">
                  <text:p/>
                </draw:line>
                <draw:line draw:style-name="gr46" draw:text-style-name="P5" draw:layer="layout" svg:x1="6.181cm" svg:y1="21.988cm" svg:x2="4.645cm" svg:y2="21.1cm">
                  <text:p/>
                </draw:line>
                <draw:line draw:style-name="gr47" draw:text-style-name="P5" draw:layer="layout" svg:x1="4.636cm" svg:y1="20.9cm" svg:x2="4.636cm" svg:y2="21.122cm">
                  <text:p/>
                </draw:line>
                <draw:line draw:style-name="gr48" draw:text-style-name="P5" draw:layer="layout" svg:x1="6.172cm" svg:y1="21.788cm" svg:x2="6.172cm" svg:y2="22.01cm">
                  <text:p/>
                </draw:line>
                <draw:line draw:style-name="gr49" draw:text-style-name="P5" draw:layer="layout" svg:x1="6.172cm" svg:y1="21.788cm" svg:x2="4.636cm" svg:y2="20.9cm">
                  <text:p/>
                </draw:line>
                <draw:polygon draw:style-name="gr50" draw:text-style-name="P6" draw:layer="layout" svg:width="0.191cm" svg:height="0.332cm" svg:x="4.261cm" svg:y="20.678cm" svg:viewBox="0 0 192 333" draw:points="0,222 0,0 192,111 192,333">
                  <text:p/>
                </draw:polygon>
                <draw:line draw:style-name="gr51" draw:text-style-name="P5" draw:layer="layout" svg:x1="3.877cm" svg:y1="20.456cm" svg:x2="3.877cm" svg:y2="21.122cm">
                  <text:p/>
                </draw:line>
                <draw:line draw:style-name="gr52" draw:text-style-name="P5" draw:layer="layout" svg:x1="3.685cm" svg:y1="20.345cm" svg:x2="3.685cm" svg:y2="21.011cm">
                  <text:p/>
                </draw:line>
                <draw:line draw:style-name="gr53" draw:text-style-name="P5" draw:layer="layout" svg:x1="3.493cm" svg:y1="20.234cm" svg:x2="3.493cm" svg:y2="20.9cm">
                  <text:p/>
                </draw:line>
                <draw:line draw:style-name="gr54" draw:text-style-name="P5" draw:layer="layout" svg:x1="3.301cm" svg:y1="20.123cm" svg:x2="3.301cm" svg:y2="20.789cm">
                  <text:p/>
                </draw:line>
                <draw:line draw:style-name="gr55" draw:text-style-name="P5" draw:layer="layout" svg:x1="3.109cm" svg:y1="20.012cm" svg:x2="3.109cm" svg:y2="20.678cm">
                  <text:p/>
                </draw:line>
                <draw:polygon draw:style-name="gr56" draw:text-style-name="P11" draw:layer="layout" svg:width="0.191cm" svg:height="1.22cm" svg:x="2.725cm" svg:y="19.568cm" svg:viewBox="0 0 192 1221" draw:points="0,1110 0,0 192,111 192,1221">
                  <text:p/>
                </draw:polygon>
                <draw:polygon draw:style-name="gr57" draw:text-style-name="P11" draw:layer="layout" svg:width="0.191cm" svg:height="1.22cm" svg:x="6.276cm" svg:y="21.621cm" svg:viewBox="0 0 192 1221" draw:points="0,1110 0,0 192,111 192,1221">
                  <text:p/>
                </draw:polygon>
                <draw:polygon draw:style-name="gr58" draw:text-style-name="P7" draw:layer="layout" svg:width="6.43cm" svg:height="4.826cm" svg:x="2.725cm" svg:y="18.015cm" svg:viewBox="0 0 6431 4827" draw:points="0,2663 0,1553 192,1664 3071,0 6431,1942 6431,3051 3743,4605 3743,4827">
                  <text:p/>
                </draw:polygon>
              </draw:g>
            </draw:g>
            <draw:g>
              <draw:polygon draw:style-name="gr59" draw:text-style-name="P14" draw:layer="layout" svg:width="1.015cm" svg:height="1.321cm" svg:x="7.408cm" svg:y="21.521cm" svg:viewBox="0 0 1016 1322" draw:points="0,734 0,0 699,404 762,294 1016,441 1016,1322">
                <text:p/>
              </draw:polygon>
              <draw:polygon draw:style-name="gr60" draw:text-style-name="P15" draw:layer="layout" svg:width="1.142cm" svg:height="1.247cm" svg:x="7.281cm" svg:y="21.594cm" svg:viewBox="0 0 1143 1248" draw:points="127,661 0,0 1016,587 1143,1248">
                <text:p/>
              </draw:polygon>
              <draw:polygon draw:style-name="gr61" draw:text-style-name="P15" draw:layer="layout" svg:width="1.269cm" svg:height="1.137cm" svg:x="7.154cm" svg:y="21.704cm" svg:viewBox="0 0 1270 1138" draw:points="254,551 0,0 1016,587 1270,1138">
                <text:p/>
              </draw:polygon>
              <draw:polygon draw:style-name="gr62" draw:text-style-name="P14" draw:layer="layout" svg:width="1.333cm" svg:height="0.99cm" svg:x="7.09cm" svg:y="21.851cm" svg:viewBox="0 0 1334 991" draw:points="318,404 0,0 953,514 1334,991">
                <text:p/>
              </draw:polygon>
              <draw:polygon draw:style-name="gr63" draw:text-style-name="P7" draw:layer="layout" svg:width="1.333cm" svg:height="1.321cm" svg:x="7.09cm" svg:y="21.521cm" svg:viewBox="0 0 1334 1322" draw:points="318,147 318,0 1016,404 1080,294 1334,441 1334,1322 318,734 0,330 177,423 64,184 227,280 191,73">
                <text:p/>
              </draw:polygon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64" draw:text-style-name="P1" draw:layer="layout" svg:width="3.169cm" svg:height="2.052cm" svg:x="6.392cm" svg:y="18.626cm" svg:viewBox="0 0 3170 2053" svg:d="M3 2053c263 0 3167-1276 3167-1665 0-388-408-388-672-388 0 166-2591 832-2495 2053z">
                <text:p/>
              </draw:path>
              <draw:g>
                <draw:polygon draw:style-name="gr65" draw:text-style-name="P2" draw:layer="layout" svg:width="3.358cm" svg:height="3.05cm" svg:x="2.843cm" svg:y="17.516cm" svg:viewBox="0 0 3359 3051" draw:points="0,1110 0,0 3359,1942 3359,3051">
                  <text:p/>
                </draw:polygon>
                <draw:polygon draw:style-name="gr66" draw:text-style-name="P3" draw:layer="layout" svg:width="2.878cm" svg:height="2.773cm" svg:x="6.202cm" svg:y="17.794cm" svg:viewBox="0 0 2879 2774" draw:points="0,2774 0,1664 2879,0 2879,1110">
                  <text:p/>
                </draw:polygon>
                <draw:polygon draw:style-name="gr67" draw:text-style-name="P4" draw:layer="layout" svg:width="6.238cm" svg:height="3.605cm" svg:x="2.843cm" svg:y="15.852cm" svg:viewBox="0 0 6239 3606" draw:points="3359,3606 0,1664 2879,0 6239,1942">
                  <text:p/>
                </draw:polygon>
                <draw:line draw:style-name="gr68" draw:text-style-name="P5" draw:layer="layout" svg:x1="3.995cm" svg:y1="18.404cm" svg:x2="3.995cm" svg:y2="19.07cm">
                  <text:p/>
                </draw:line>
                <draw:line draw:style-name="gr69" draw:text-style-name="P5" draw:layer="layout" svg:x1="6.107cm" svg:y1="19.825cm" svg:x2="4.571cm" svg:y2="18.937cm">
                  <text:p/>
                </draw:line>
                <draw:line draw:style-name="gr70" draw:text-style-name="P5" draw:layer="layout" svg:x1="4.562cm" svg:y1="18.737cm" svg:x2="4.562cm" svg:y2="18.959cm">
                  <text:p/>
                </draw:line>
                <draw:line draw:style-name="gr71" draw:text-style-name="P5" draw:layer="layout" svg:x1="6.098cm" svg:y1="19.625cm" svg:x2="6.098cm" svg:y2="19.847cm">
                  <text:p/>
                </draw:line>
                <draw:line draw:style-name="gr72" draw:text-style-name="P5" draw:layer="layout" svg:x1="6.098cm" svg:y1="19.625cm" svg:x2="4.562cm" svg:y2="18.737cm">
                  <text:p/>
                </draw:line>
                <draw:polygon draw:style-name="gr73" draw:text-style-name="P6" draw:layer="layout" svg:width="0.191cm" svg:height="0.332cm" svg:x="4.187cm" svg:y="18.515cm" svg:viewBox="0 0 192 333" draw:points="0,222 0,0 192,111 192,333">
                  <text:p/>
                </draw:polygon>
                <draw:line draw:style-name="gr74" draw:text-style-name="P5" draw:layer="layout" svg:x1="3.803cm" svg:y1="18.293cm" svg:x2="3.803cm" svg:y2="18.959cm">
                  <text:p/>
                </draw:line>
                <draw:line draw:style-name="gr75" draw:text-style-name="P5" draw:layer="layout" svg:x1="3.611cm" svg:y1="18.182cm" svg:x2="3.611cm" svg:y2="18.848cm">
                  <text:p/>
                </draw:line>
                <draw:line draw:style-name="gr76" draw:text-style-name="P5" draw:layer="layout" svg:x1="3.419cm" svg:y1="18.071cm" svg:x2="3.419cm" svg:y2="18.737cm">
                  <text:p/>
                </draw:line>
                <draw:line draw:style-name="gr77" draw:text-style-name="P5" draw:layer="layout" svg:x1="3.227cm" svg:y1="17.96cm" svg:x2="3.227cm" svg:y2="18.626cm">
                  <text:p/>
                </draw:line>
                <draw:line draw:style-name="gr78" draw:text-style-name="P5" draw:layer="layout" svg:x1="3.035cm" svg:y1="17.849cm" svg:x2="3.035cm" svg:y2="18.515cm">
                  <text:p/>
                </draw:line>
                <draw:polygon draw:style-name="gr79" draw:text-style-name="P2" draw:layer="layout" svg:width="0.191cm" svg:height="1.22cm" svg:x="2.651cm" svg:y="17.405cm" svg:viewBox="0 0 192 1221" draw:points="0,1110 0,0 192,111 192,1221">
                  <text:p/>
                </draw:polygon>
                <draw:polygon draw:style-name="gr80" draw:text-style-name="P2" draw:layer="layout" svg:width="0.191cm" svg:height="1.22cm" svg:x="6.202cm" svg:y="19.458cm" svg:viewBox="0 0 192 1221" draw:points="0,1110 0,0 192,111 192,1221">
                  <text:p/>
                </draw:polygon>
                <draw:polygon draw:style-name="gr81" draw:text-style-name="P7" draw:layer="layout" svg:width="6.43cm" svg:height="4.826cm" svg:x="2.651cm" svg:y="15.852cm" svg:viewBox="0 0 6431 4827" draw:points="0,2663 0,1553 192,1664 3071,0 6431,1942 6431,3051 3743,4605 3743,4827">
                  <text:p/>
                </draw:polygon>
              </draw:g>
            </draw:g>
            <draw:g>
              <draw:polygon draw:style-name="gr82" draw:text-style-name="P16" draw:layer="layout" svg:width="1.116cm" svg:height="0.644cm" svg:x="7.111cm" svg:y="19.274cm" svg:viewBox="0 0 1117 645" draw:points="812,645 1117,469 305,0 0,176">
                <text:p/>
              </draw:polygon>
              <draw:path draw:style-name="gr83" draw:text-style-name="P17" draw:layer="layout" svg:width="0.71cm" svg:height="0.782cm" svg:x="7.314cm" svg:y="19.018cm" svg:viewBox="0 0 711 783" svg:d="M711 739c0-762-711-1056-711-293 102 59 102 59 203 0 0-411 305-117 305 293 101 59 101 59 203 0z">
                <text:p/>
              </draw:path>
              <draw:path draw:style-name="gr84" draw:text-style-name="P18" draw:layer="layout" svg:width="0.406cm" svg:height="0.56cm" svg:x="7.416cm" svg:y="19.182cm" svg:viewBox="0 0 407 561" svg:d="M407 561c-1-528-406-762-407-352">
                <text:p/>
              </draw:path>
              <draw:polygon draw:style-name="gr85" draw:text-style-name="P19" draw:layer="layout" svg:width="0.811cm" svg:height="1.231cm" svg:x="7.111cm" svg:y="19.45cm" svg:viewBox="0 0 812 1232" draw:points="812,1232 812,469 0,0 0,763">
                <text:p/>
              </draw:polygon>
              <draw:path draw:style-name="gr86" draw:text-style-name="P20" draw:layer="layout" svg:width="0.174cm" svg:height="0.303cm" svg:x="7.443cm" svg:y="19.919cm" svg:viewBox="0 0 175 304" svg:d="M17 128c-102-293 304 0 101 59v117l-101-58z">
                <text:p/>
              </draw:path>
              <draw:polygon draw:style-name="gr87" draw:text-style-name="P21" draw:layer="layout" svg:width="0.304cm" svg:height="0.938cm" svg:x="7.923cm" svg:y="19.743cm" svg:viewBox="0 0 305 939" draw:points="0,939 0,176 305,0 305,763">
                <text:p/>
              </draw:polygon>
              <draw:path draw:style-name="gr88" draw:text-style-name="P18" draw:layer="layout" svg:width="1.116cm" svg:height="1.679cm" svg:x="7.111cm" svg:y="19.002cm" svg:viewBox="0 0 1117 1680" svg:d="M203 330c102-645 711-234 711 294l203 117v763l-305 176-812-470v-762z">
                <text:p/>
              </draw:path>
              <draw:path draw:style-name="gr89" draw:text-style-name="P18" draw:layer="layout" svg:width="0.201cm" svg:height="0.186cm" svg:x="7.541cm" svg:y="19.28cm" svg:viewBox="0 0 202 187" svg:d="M0 61c49-150 188 10 202 126z">
                <text:p/>
              </draw:path>
            </draw:g>
          </draw:g>
        </draw:g>
        <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90" draw:text-style-name="P1" draw:layer="layout" svg:width="3.169cm" svg:height="2.052cm" svg:x="16.626cm" svg:y="23.458cm" svg:viewBox="0 0 3170 2053" svg:d="M3 2053c263 0 3167-1276 3167-1665 0-388-408-388-672-388 0 166-2591 832-2495 2053z">
                <text:p/>
              </draw:path>
              <draw:g>
                <draw:polygon draw:style-name="gr91" draw:text-style-name="P11" draw:layer="layout" svg:width="3.358cm" svg:height="3.05cm" svg:x="13.077cm" svg:y="22.348cm" svg:viewBox="0 0 3359 3051" draw:points="0,1110 0,0 3359,1942 3359,3051">
                  <text:p/>
                </draw:polygon>
                <draw:polygon draw:style-name="gr92" draw:text-style-name="P12" draw:layer="layout" svg:width="2.878cm" svg:height="2.773cm" svg:x="16.436cm" svg:y="22.626cm" svg:viewBox="0 0 2879 2774" draw:points="0,2774 0,1664 2879,0 2879,1110">
                  <text:p/>
                </draw:polygon>
                <draw:polygon draw:style-name="gr93" draw:text-style-name="P13" draw:layer="layout" svg:width="6.238cm" svg:height="3.605cm" svg:x="13.077cm" svg:y="20.684cm" svg:viewBox="0 0 6239 3606" draw:points="3359,3606 0,1664 2879,0 6239,1942">
                  <text:p/>
                </draw:polygon>
                <draw:line draw:style-name="gr94" draw:text-style-name="P5" draw:layer="layout" svg:x1="14.229cm" svg:y1="23.236cm" svg:x2="14.229cm" svg:y2="23.902cm">
                  <text:p/>
                </draw:line>
                <draw:line draw:style-name="gr95" draw:text-style-name="P5" draw:layer="layout" svg:x1="16.341cm" svg:y1="24.657cm" svg:x2="14.805cm" svg:y2="23.769cm">
                  <text:p/>
                </draw:line>
                <draw:line draw:style-name="gr96" draw:text-style-name="P5" draw:layer="layout" svg:x1="14.796cm" svg:y1="23.569cm" svg:x2="14.796cm" svg:y2="23.791cm">
                  <text:p/>
                </draw:line>
                <draw:line draw:style-name="gr97" draw:text-style-name="P5" draw:layer="layout" svg:x1="16.332cm" svg:y1="24.457cm" svg:x2="16.332cm" svg:y2="24.679cm">
                  <text:p/>
                </draw:line>
                <draw:line draw:style-name="gr98" draw:text-style-name="P5" draw:layer="layout" svg:x1="16.332cm" svg:y1="24.457cm" svg:x2="14.796cm" svg:y2="23.569cm">
                  <text:p/>
                </draw:line>
                <draw:polygon draw:style-name="gr99" draw:text-style-name="P6" draw:layer="layout" svg:width="0.191cm" svg:height="0.332cm" svg:x="14.421cm" svg:y="23.347cm" svg:viewBox="0 0 192 333" draw:points="0,222 0,0 192,111 192,333">
                  <text:p/>
                </draw:polygon>
                <draw:line draw:style-name="gr100" draw:text-style-name="P5" draw:layer="layout" svg:x1="14.037cm" svg:y1="23.125cm" svg:x2="14.037cm" svg:y2="23.791cm">
                  <text:p/>
                </draw:line>
                <draw:line draw:style-name="gr101" draw:text-style-name="P5" draw:layer="layout" svg:x1="13.845cm" svg:y1="23.014cm" svg:x2="13.845cm" svg:y2="23.68cm">
                  <text:p/>
                </draw:line>
                <draw:line draw:style-name="gr102" draw:text-style-name="P5" draw:layer="layout" svg:x1="13.653cm" svg:y1="22.903cm" svg:x2="13.653cm" svg:y2="23.569cm">
                  <text:p/>
                </draw:line>
                <draw:line draw:style-name="gr103" draw:text-style-name="P5" draw:layer="layout" svg:x1="13.461cm" svg:y1="22.792cm" svg:x2="13.461cm" svg:y2="23.458cm">
                  <text:p/>
                </draw:line>
                <draw:line draw:style-name="gr104" draw:text-style-name="P5" draw:layer="layout" svg:x1="13.269cm" svg:y1="22.681cm" svg:x2="13.269cm" svg:y2="23.347cm">
                  <text:p/>
                </draw:line>
                <draw:polygon draw:style-name="gr105" draw:text-style-name="P11" draw:layer="layout" svg:width="0.191cm" svg:height="1.22cm" svg:x="12.885cm" svg:y="22.237cm" svg:viewBox="0 0 192 1221" draw:points="0,1110 0,0 192,111 192,1221">
                  <text:p/>
                </draw:polygon>
                <draw:polygon draw:style-name="gr106" draw:text-style-name="P11" draw:layer="layout" svg:width="0.191cm" svg:height="1.22cm" svg:x="16.436cm" svg:y="24.29cm" svg:viewBox="0 0 192 1221" draw:points="0,1110 0,0 192,111 192,1221">
                  <text:p/>
                </draw:polygon>
                <draw:polygon draw:style-name="gr107" draw:text-style-name="P7" draw:layer="layout" svg:width="6.43cm" svg:height="4.826cm" svg:x="12.885cm" svg:y="20.684cm" svg:viewBox="0 0 6431 4827" draw:points="0,2663 0,1553 192,1664 3071,0 6431,1942 6431,3051 3743,4605 3743,4827">
                  <text:p/>
                </draw:polygon>
              </draw:g>
            </draw:g>
            <draw:g>
              <draw:polygon draw:style-name="gr108" draw:text-style-name="P14" draw:layer="layout" svg:width="0.51cm" svg:height="0.738cm" svg:x="18.124cm" svg:y="24.702cm" svg:viewBox="0 0 511 739" draw:points="511,0 0,74 511,739">
                <text:p/>
              </draw:polygon>
              <draw:polygon draw:style-name="gr109" draw:text-style-name="P14" draw:layer="layout" svg:width="0.51cm" svg:height="0.738cm" svg:x="17.613cm" svg:y="24.111cm" svg:viewBox="0 0 511 739" draw:points="0,0 511,665 0,739">
                <text:p/>
              </draw:polygon>
              <draw:polygon draw:style-name="gr110" draw:text-style-name="P14" draw:layer="layout" svg:width="1.022cm" svg:height="0.738cm" svg:x="17.613cm" svg:y="24.702cm" svg:viewBox="0 0 1023 739" draw:points="1023,739 511,0 0,148">
                <text:p/>
              </draw:polygon>
              <draw:polygon draw:style-name="gr111" draw:text-style-name="P14" draw:layer="layout" svg:width="1.022cm" svg:height="0.738cm" svg:x="17.613cm" svg:y="24.111cm" svg:viewBox="0 0 1023 739" draw:points="1023,591 511,739 0,0">
                <text:p/>
              </draw:polygon>
              <draw:polygon draw:style-name="gr112" draw:text-style-name="P7" draw:layer="layout" svg:width="1.022cm" svg:height="1.329cm" svg:x="17.613cm" svg:y="24.111cm" svg:viewBox="0 0 1023 1330" draw:points="0,739 0,0 1023,591 1023,1330">
                <text:p/>
              </draw:polygon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113" draw:text-style-name="P1" draw:layer="layout" svg:width="3.169cm" svg:height="2.052cm" svg:x="16.573cm" svg:y="21.3cm" svg:viewBox="0 0 3170 2053" svg:d="M3 2053c263 0 3167-1276 3167-1665 0-388-408-388-672-388 0 166-2591 832-2495 2053z">
                <text:p/>
              </draw:path>
              <draw:g>
                <draw:polygon draw:style-name="gr114" draw:text-style-name="P2" draw:layer="layout" svg:width="3.358cm" svg:height="3.05cm" svg:x="13.024cm" svg:y="20.19cm" svg:viewBox="0 0 3359 3051" draw:points="0,1110 0,0 3359,1942 3359,3051">
                  <text:p/>
                </draw:polygon>
                <draw:polygon draw:style-name="gr115" draw:text-style-name="P3" draw:layer="layout" svg:width="2.878cm" svg:height="2.773cm" svg:x="16.383cm" svg:y="20.468cm" svg:viewBox="0 0 2879 2774" draw:points="0,2774 0,1664 2879,0 2879,1110">
                  <text:p/>
                </draw:polygon>
                <draw:polygon draw:style-name="gr116" draw:text-style-name="P4" draw:layer="layout" svg:width="6.238cm" svg:height="3.605cm" svg:x="13.024cm" svg:y="18.526cm" svg:viewBox="0 0 6239 3606" draw:points="3359,3606 0,1664 2879,0 6239,1942">
                  <text:p/>
                </draw:polygon>
                <draw:line draw:style-name="gr117" draw:text-style-name="P5" draw:layer="layout" svg:x1="14.176cm" svg:y1="21.078cm" svg:x2="14.176cm" svg:y2="21.744cm">
                  <text:p/>
                </draw:line>
                <draw:line draw:style-name="gr118" draw:text-style-name="P5" draw:layer="layout" svg:x1="16.288cm" svg:y1="22.499cm" svg:x2="14.752cm" svg:y2="21.611cm">
                  <text:p/>
                </draw:line>
                <draw:line draw:style-name="gr119" draw:text-style-name="P5" draw:layer="layout" svg:x1="14.743cm" svg:y1="21.411cm" svg:x2="14.743cm" svg:y2="21.633cm">
                  <text:p/>
                </draw:line>
                <draw:line draw:style-name="gr120" draw:text-style-name="P5" draw:layer="layout" svg:x1="16.279cm" svg:y1="22.299cm" svg:x2="16.279cm" svg:y2="22.521cm">
                  <text:p/>
                </draw:line>
                <draw:line draw:style-name="gr121" draw:text-style-name="P5" draw:layer="layout" svg:x1="16.279cm" svg:y1="22.299cm" svg:x2="14.743cm" svg:y2="21.411cm">
                  <text:p/>
                </draw:line>
                <draw:polygon draw:style-name="gr122" draw:text-style-name="P6" draw:layer="layout" svg:width="0.191cm" svg:height="0.332cm" svg:x="14.368cm" svg:y="21.189cm" svg:viewBox="0 0 192 333" draw:points="0,222 0,0 192,111 192,333">
                  <text:p/>
                </draw:polygon>
                <draw:line draw:style-name="gr123" draw:text-style-name="P5" draw:layer="layout" svg:x1="13.984cm" svg:y1="20.967cm" svg:x2="13.984cm" svg:y2="21.633cm">
                  <text:p/>
                </draw:line>
                <draw:line draw:style-name="gr124" draw:text-style-name="P5" draw:layer="layout" svg:x1="13.792cm" svg:y1="20.856cm" svg:x2="13.792cm" svg:y2="21.522cm">
                  <text:p/>
                </draw:line>
                <draw:line draw:style-name="gr125" draw:text-style-name="P5" draw:layer="layout" svg:x1="13.6cm" svg:y1="20.745cm" svg:x2="13.6cm" svg:y2="21.411cm">
                  <text:p/>
                </draw:line>
                <draw:line draw:style-name="gr126" draw:text-style-name="P5" draw:layer="layout" svg:x1="13.408cm" svg:y1="20.634cm" svg:x2="13.408cm" svg:y2="21.3cm">
                  <text:p/>
                </draw:line>
                <draw:line draw:style-name="gr127" draw:text-style-name="P5" draw:layer="layout" svg:x1="13.216cm" svg:y1="20.523cm" svg:x2="13.216cm" svg:y2="21.189cm">
                  <text:p/>
                </draw:line>
                <draw:polygon draw:style-name="gr128" draw:text-style-name="P2" draw:layer="layout" svg:width="0.191cm" svg:height="1.22cm" svg:x="12.832cm" svg:y="20.079cm" svg:viewBox="0 0 192 1221" draw:points="0,1110 0,0 192,111 192,1221">
                  <text:p/>
                </draw:polygon>
                <draw:polygon draw:style-name="gr129" draw:text-style-name="P2" draw:layer="layout" svg:width="0.191cm" svg:height="1.22cm" svg:x="16.383cm" svg:y="22.132cm" svg:viewBox="0 0 192 1221" draw:points="0,1110 0,0 192,111 192,1221">
                  <text:p/>
                </draw:polygon>
                <draw:polygon draw:style-name="gr130" draw:text-style-name="P7" draw:layer="layout" svg:width="6.43cm" svg:height="4.826cm" svg:x="12.832cm" svg:y="18.526cm" svg:viewBox="0 0 6431 4827" draw:points="0,2663 0,1553 192,1664 3071,0 6431,1942 6431,3051 3743,4605 3743,4827">
                  <text:p/>
                </draw:polygon>
              </draw:g>
            </draw:g>
            <draw:g>
              <draw:path draw:style-name="gr131" draw:text-style-name="P22" draw:layer="layout" svg:width="0.843cm" svg:height="0.635cm" svg:x="17.267cm" svg:y="22.344cm" svg:viewBox="0 0 844 636" svg:d="M416 0c367 0 428 237 428 449-122 141-611 283-842 101-13-207 48-550 414-550z">
                <text:p/>
              </draw:path>
              <draw:path draw:style-name="gr132" draw:text-style-name="P23" draw:layer="layout" svg:width="0.182cm" svg:height="0.458cm" svg:x="17.684cm" svg:y="22.45cm" svg:viewBox="0 0 183 459" svg:d="M0 35c41-23 143-11 183-35 0 141 0 459 0 459 0-160-142-306-183-424z">
                <text:p/>
              </draw:path>
              <draw:path draw:style-name="gr133" draw:text-style-name="P24" draw:layer="layout" svg:width="0.277cm" svg:height="0.382cm" svg:x="17.605cm" svg:y="22.132cm" svg:viewBox="0 0 278 383" svg:d="M122 0c104 0 137 129 137 199 0 71 64 154-44 177-107 23-215-4-215-164s18-212 122-212z">
                <text:p/>
              </draw:path>
              <draw:path draw:style-name="gr134" draw:text-style-name="P25" draw:layer="layout" svg:width="0.427cm" svg:height="0.564cm" svg:x="17.622cm" svg:y="21.815cm" svg:viewBox="0 0 428 565" svg:d="M244 0c104 0 184 0 184 247s-80 318-184 318c-103 0-244-158-244-318s141-247 244-247z">
                <text:p/>
              </draw:path>
              <draw:path draw:style-name="gr135" draw:text-style-name="P26" draw:layer="layout" svg:width="0.518cm" svg:height="0.534cm" svg:x="17.521cm" svg:y="21.673cm" svg:viewBox="0 0 519 535" svg:d="M224 0c122 0 305 0 294 141-62 65-262 17-294 71-97 162 61 424-184 283-122-318 61-495 184-495z">
                <text:p/>
              </draw:path>
              <draw:path draw:style-name="gr136" draw:text-style-name="P27" draw:layer="layout" svg:width="0.721cm" svg:height="0.516cm" svg:x="18.05cm" svg:y="22.486cm" svg:viewBox="0 0 722 517" svg:d="M367 0c366 0 355 237 355 449-122 141-600 46-722-131 61-141 0-318 367-318z">
                <text:p/>
              </draw:path>
              <draw:path draw:style-name="gr137" draw:text-style-name="P23" draw:layer="layout" svg:width="0.182cm" svg:height="0.352cm" svg:x="18.234cm" svg:y="22.592cm" svg:viewBox="0 0 183 353" svg:d="M0 0c61 35 143 24 183 0-122 106-183 353-183 353 0-160 0-212 0-353z">
                <text:p/>
              </draw:path>
              <draw:path draw:style-name="gr138" draw:text-style-name="P24" draw:layer="layout" svg:width="0.252cm" svg:height="0.291cm" svg:x="18.234cm" svg:y="22.309cm" svg:viewBox="0 0 253 292" svg:d="M183 0c104 0 61 106 61 177 0 70-122 141-183 106-61-36-61-36-61-142s79-141 183-141z">
                <text:p/>
              </draw:path>
              <draw:path draw:style-name="gr139" draw:text-style-name="P28" draw:layer="layout" svg:width="0.366cm" svg:height="0.458cm" svg:x="18.111cm" svg:y="22.026cm" svg:viewBox="0 0 367 459" svg:d="M183 0c104 0 184 35 184 177 0 141-80 282-184 282s-183-122-183-282 79-177 183-177z">
                <text:p/>
              </draw:path>
              <draw:path draw:style-name="gr140" draw:text-style-name="P29" draw:layer="layout" svg:width="0.51cm" svg:height="0.646cm" svg:x="18.111cm" svg:y="21.85cm" svg:viewBox="0 0 511 647" svg:d="M327 0c-122 0-338 35-327 177 62 64 274 16 306 70 97 162-21 460 122 389 184-353 21-636-101-636z">
                <text:p/>
              </draw:path>
              <draw:path draw:style-name="gr141" draw:text-style-name="P30" draw:layer="layout" svg:width="1.494cm" svg:height="1.31cm" svg:x="17.277cm" svg:y="21.673cm" svg:viewBox="0 0 1495 1311" svg:d="M467 0c123 0 317 0 306 141-4 13-41 24-61 36 122 247 0 530-122 530 122 35 202 119 228 258 25-83 83-126 138-117l-1-52c-128-72-166-325-60-407 0 0-78-14-61-36-18-171 348-205 385-160 107 48 200 398 32 641 254-14 243 336 244 428-279 111-589 17-704-106-180 150-630 198-789 73-20-267 96-528 323-549-2-57 11-102 11-161-21-12-37-10-52-24-122-318 61-495 183-495z">
                <text:p/>
              </draw:path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142" draw:text-style-name="P1" draw:layer="layout" svg:width="3.169cm" svg:height="2.052cm" svg:x="16.547cm" svg:y="19.168cm" svg:viewBox="0 0 3170 2053" svg:d="M3 2053c263 0 3167-1276 3167-1665 0-388-408-388-672-388 0 166-2591 832-2495 2053z">
                <text:p/>
              </draw:path>
              <draw:g>
                <draw:polygon draw:style-name="gr143" draw:text-style-name="P11" draw:layer="layout" svg:width="3.358cm" svg:height="3.05cm" svg:x="12.998cm" svg:y="18.058cm" svg:viewBox="0 0 3359 3051" draw:points="0,1110 0,0 3359,1942 3359,3051">
                  <text:p/>
                </draw:polygon>
                <draw:polygon draw:style-name="gr144" draw:text-style-name="P12" draw:layer="layout" svg:width="2.878cm" svg:height="2.773cm" svg:x="16.357cm" svg:y="18.336cm" svg:viewBox="0 0 2879 2774" draw:points="0,2774 0,1664 2879,0 2879,1110">
                  <text:p/>
                </draw:polygon>
                <draw:polygon draw:style-name="gr145" draw:text-style-name="P13" draw:layer="layout" svg:width="6.238cm" svg:height="3.605cm" svg:x="12.998cm" svg:y="16.394cm" svg:viewBox="0 0 6239 3606" draw:points="3359,3606 0,1664 2879,0 6239,1942">
                  <text:p/>
                </draw:polygon>
                <draw:line draw:style-name="gr146" draw:text-style-name="P5" draw:layer="layout" svg:x1="14.15cm" svg:y1="18.946cm" svg:x2="14.15cm" svg:y2="19.612cm">
                  <text:p/>
                </draw:line>
                <draw:line draw:style-name="gr147" draw:text-style-name="P5" draw:layer="layout" svg:x1="16.262cm" svg:y1="20.367cm" svg:x2="14.726cm" svg:y2="19.479cm">
                  <text:p/>
                </draw:line>
                <draw:line draw:style-name="gr148" draw:text-style-name="P5" draw:layer="layout" svg:x1="14.717cm" svg:y1="19.279cm" svg:x2="14.717cm" svg:y2="19.501cm">
                  <text:p/>
                </draw:line>
                <draw:line draw:style-name="gr149" draw:text-style-name="P5" draw:layer="layout" svg:x1="16.253cm" svg:y1="20.167cm" svg:x2="16.253cm" svg:y2="20.389cm">
                  <text:p/>
                </draw:line>
                <draw:line draw:style-name="gr150" draw:text-style-name="P5" draw:layer="layout" svg:x1="16.253cm" svg:y1="20.167cm" svg:x2="14.717cm" svg:y2="19.279cm">
                  <text:p/>
                </draw:line>
                <draw:polygon draw:style-name="gr151" draw:text-style-name="P6" draw:layer="layout" svg:width="0.191cm" svg:height="0.332cm" svg:x="14.342cm" svg:y="19.057cm" svg:viewBox="0 0 192 333" draw:points="0,222 0,0 192,111 192,333">
                  <text:p/>
                </draw:polygon>
                <draw:line draw:style-name="gr152" draw:text-style-name="P5" draw:layer="layout" svg:x1="13.958cm" svg:y1="18.835cm" svg:x2="13.958cm" svg:y2="19.501cm">
                  <text:p/>
                </draw:line>
                <draw:line draw:style-name="gr153" draw:text-style-name="P5" draw:layer="layout" svg:x1="13.766cm" svg:y1="18.724cm" svg:x2="13.766cm" svg:y2="19.39cm">
                  <text:p/>
                </draw:line>
                <draw:line draw:style-name="gr154" draw:text-style-name="P5" draw:layer="layout" svg:x1="13.574cm" svg:y1="18.613cm" svg:x2="13.574cm" svg:y2="19.279cm">
                  <text:p/>
                </draw:line>
                <draw:line draw:style-name="gr155" draw:text-style-name="P5" draw:layer="layout" svg:x1="13.382cm" svg:y1="18.502cm" svg:x2="13.382cm" svg:y2="19.168cm">
                  <text:p/>
                </draw:line>
                <draw:line draw:style-name="gr156" draw:text-style-name="P5" draw:layer="layout" svg:x1="13.19cm" svg:y1="18.391cm" svg:x2="13.19cm" svg:y2="19.057cm">
                  <text:p/>
                </draw:line>
                <draw:polygon draw:style-name="gr157" draw:text-style-name="P11" draw:layer="layout" svg:width="0.191cm" svg:height="1.22cm" svg:x="12.806cm" svg:y="17.947cm" svg:viewBox="0 0 192 1221" draw:points="0,1110 0,0 192,111 192,1221">
                  <text:p/>
                </draw:polygon>
                <draw:polygon draw:style-name="gr158" draw:text-style-name="P11" draw:layer="layout" svg:width="0.191cm" svg:height="1.22cm" svg:x="16.357cm" svg:y="20cm" svg:viewBox="0 0 192 1221" draw:points="0,1110 0,0 192,111 192,1221">
                  <text:p/>
                </draw:polygon>
                <draw:polygon draw:style-name="gr159" draw:text-style-name="P7" draw:layer="layout" svg:width="6.43cm" svg:height="4.826cm" svg:x="12.806cm" svg:y="16.394cm" svg:viewBox="0 0 6431 4827" draw:points="0,2663 0,1553 192,1664 3071,0 6431,1942 6431,3051 3743,4605 3743,4827">
                  <text:p/>
                </draw:polygon>
              </draw:g>
            </draw:g>
            <draw:g>
              <draw:polygon draw:style-name="gr160" draw:text-style-name="P31" draw:layer="layout" svg:width="0.848cm" svg:height="2.448cm" svg:x="17.656cm" svg:y="18.771cm" svg:viewBox="0 0 849 2449" draw:points="0,1959 0,0 849,490 849,2449">
                <text:p/>
              </draw:polygon>
              <draw:polygon draw:style-name="gr161" draw:text-style-name="P32" draw:layer="layout" svg:width="0.47cm" svg:height="0.815cm" svg:x="17.845cm" svg:y="20.24cm" svg:viewBox="0 0 471 816" draw:points="471,272 471,816 0,544 0,0">
                <text:p/>
              </draw:polygon>
              <draw:line draw:style-name="gr162" draw:text-style-name="P33" draw:layer="layout" svg:x1="18.41cm" svg:y1="21.057cm" svg:x2="18.41cm" svg:y2="21.111cm">
                <text:p/>
              </draw:line>
              <draw:line draw:style-name="gr163" draw:text-style-name="P33" draw:layer="layout" svg:x1="18.41cm" svg:y1="20.948cm" svg:x2="18.41cm" svg:y2="21.002cm">
                <text:p/>
              </draw:line>
              <draw:line draw:style-name="gr164" draw:text-style-name="P33" draw:layer="layout" svg:x1="18.41cm" svg:y1="20.839cm" svg:x2="18.41cm" svg:y2="20.893cm">
                <text:p/>
              </draw:line>
              <draw:line draw:style-name="gr165" draw:text-style-name="P33" draw:layer="layout" svg:x1="18.41cm" svg:y1="20.73cm" svg:x2="18.41cm" svg:y2="20.784cm">
                <text:p/>
              </draw:line>
              <draw:line draw:style-name="gr166" draw:text-style-name="P33" draw:layer="layout" svg:x1="18.41cm" svg:y1="20.621cm" svg:x2="18.41cm" svg:y2="20.675cm">
                <text:p/>
              </draw:line>
              <draw:line draw:style-name="gr167" draw:text-style-name="P33" draw:layer="layout" svg:x1="18.41cm" svg:y1="20.513cm" svg:x2="18.41cm" svg:y2="20.567cm">
                <text:p/>
              </draw:line>
              <draw:line draw:style-name="gr168" draw:text-style-name="P33" draw:layer="layout" svg:x1="18.41cm" svg:y1="20.404cm" svg:x2="18.41cm" svg:y2="20.458cm">
                <text:p/>
              </draw:line>
              <draw:line draw:style-name="gr169" draw:text-style-name="P33" draw:layer="layout" svg:x1="18.41cm" svg:y1="20.295cm" svg:x2="18.41cm" svg:y2="20.349cm">
                <text:p/>
              </draw:line>
              <draw:line draw:style-name="gr170" draw:text-style-name="P33" draw:layer="layout" svg:x1="18.41cm" svg:y1="20.186cm" svg:x2="18.41cm" svg:y2="20.24cm">
                <text:p/>
              </draw:line>
              <draw:line draw:style-name="gr171" draw:text-style-name="P33" draw:layer="layout" svg:x1="18.41cm" svg:y1="20.077cm" svg:x2="18.41cm" svg:y2="20.131cm">
                <text:p/>
              </draw:line>
              <draw:line draw:style-name="gr172" draw:text-style-name="P33" draw:layer="layout" svg:x1="18.41cm" svg:y1="19.968cm" svg:x2="18.41cm" svg:y2="20.022cm">
                <text:p/>
              </draw:line>
              <draw:line draw:style-name="gr173" draw:text-style-name="P33" draw:layer="layout" svg:x1="18.41cm" svg:y1="19.859cm" svg:x2="18.41cm" svg:y2="19.913cm">
                <text:p/>
              </draw:line>
              <draw:line draw:style-name="gr174" draw:text-style-name="P33" draw:layer="layout" svg:x1="18.41cm" svg:y1="19.751cm" svg:x2="18.41cm" svg:y2="19.805cm">
                <text:p/>
              </draw:line>
              <draw:line draw:style-name="gr175" draw:text-style-name="P33" draw:layer="layout" svg:x1="18.41cm" svg:y1="19.642cm" svg:x2="18.41cm" svg:y2="19.696cm">
                <text:p/>
              </draw:line>
              <draw:line draw:style-name="gr176" draw:text-style-name="P33" draw:layer="layout" svg:x1="18.41cm" svg:y1="19.533cm" svg:x2="18.41cm" svg:y2="19.587cm">
                <text:p/>
              </draw:line>
              <draw:line draw:style-name="gr177" draw:text-style-name="P33" draw:layer="layout" svg:x1="18.41cm" svg:y1="19.424cm" svg:x2="18.41cm" svg:y2="19.478cm">
                <text:p/>
              </draw:line>
              <draw:polygon draw:style-name="gr178" draw:text-style-name="P32" draw:layer="layout" svg:width="0.47cm" svg:height="0.815cm" svg:x="17.845cm" svg:y="19.587cm" svg:viewBox="0 0 471 816" draw:points="471,272 471,816 0,544 0,0">
                <text:p/>
              </draw:polygon>
              <draw:polygon draw:style-name="gr179" draw:text-style-name="P32" draw:layer="layout" svg:width="0.47cm" svg:height="0.815cm" svg:x="17.845cm" svg:y="18.934cm" svg:viewBox="0 0 471 816" draw:points="471,272 471,816 0,544 0,0">
                <text:p/>
              </draw:polygon>
              <draw:line draw:style-name="gr180" draw:text-style-name="P33" draw:layer="layout" svg:x1="18.41cm" svg:y1="19.315cm" svg:x2="18.41cm" svg:y2="19.369cm">
                <text:p/>
              </draw:line>
              <draw:line draw:style-name="gr181" draw:text-style-name="P33" draw:layer="layout" svg:x1="18.41cm" svg:y1="19.206cm" svg:x2="18.41cm" svg:y2="19.26cm">
                <text:p/>
              </draw:line>
              <draw:line draw:style-name="gr182" draw:text-style-name="P33" draw:layer="layout" svg:x1="18.41cm" svg:y1="21.166cm" svg:x2="18.41cm" svg:y2="21.22cm">
                <text:p/>
              </draw:line>
              <draw:line draw:style-name="gr183" draw:text-style-name="P33" draw:layer="layout" svg:x1="17.751cm" svg:y1="20.676cm" svg:x2="17.751cm" svg:y2="20.73cm">
                <text:p/>
              </draw:line>
              <draw:line draw:style-name="gr184" draw:text-style-name="P33" draw:layer="layout" svg:x1="17.751cm" svg:y1="20.567cm" svg:x2="17.751cm" svg:y2="20.621cm">
                <text:p/>
              </draw:line>
              <draw:line draw:style-name="gr185" draw:text-style-name="P33" draw:layer="layout" svg:x1="17.751cm" svg:y1="20.458cm" svg:x2="17.751cm" svg:y2="20.512cm">
                <text:p/>
              </draw:line>
              <draw:line draw:style-name="gr186" draw:text-style-name="P33" draw:layer="layout" svg:x1="17.751cm" svg:y1="20.349cm" svg:x2="17.751cm" svg:y2="20.403cm">
                <text:p/>
              </draw:line>
              <draw:line draw:style-name="gr187" draw:text-style-name="P33" draw:layer="layout" svg:x1="17.751cm" svg:y1="20.24cm" svg:x2="17.751cm" svg:y2="20.294cm">
                <text:p/>
              </draw:line>
              <draw:line draw:style-name="gr188" draw:text-style-name="P33" draw:layer="layout" svg:x1="17.751cm" svg:y1="20.132cm" svg:x2="17.751cm" svg:y2="20.186cm">
                <text:p/>
              </draw:line>
              <draw:line draw:style-name="gr189" draw:text-style-name="P33" draw:layer="layout" svg:x1="17.751cm" svg:y1="20.023cm" svg:x2="17.751cm" svg:y2="20.077cm">
                <text:p/>
              </draw:line>
              <draw:line draw:style-name="gr190" draw:text-style-name="P33" draw:layer="layout" svg:x1="17.751cm" svg:y1="19.914cm" svg:x2="17.751cm" svg:y2="19.968cm">
                <text:p/>
              </draw:line>
              <draw:line draw:style-name="gr191" draw:text-style-name="P33" draw:layer="layout" svg:x1="17.751cm" svg:y1="19.805cm" svg:x2="17.751cm" svg:y2="19.859cm">
                <text:p/>
              </draw:line>
              <draw:line draw:style-name="gr192" draw:text-style-name="P33" draw:layer="layout" svg:x1="17.751cm" svg:y1="19.696cm" svg:x2="17.751cm" svg:y2="19.75cm">
                <text:p/>
              </draw:line>
              <draw:line draw:style-name="gr193" draw:text-style-name="P33" draw:layer="layout" svg:x1="17.751cm" svg:y1="19.587cm" svg:x2="17.751cm" svg:y2="19.641cm">
                <text:p/>
              </draw:line>
              <draw:line draw:style-name="gr194" draw:text-style-name="P33" draw:layer="layout" svg:x1="17.751cm" svg:y1="19.478cm" svg:x2="17.751cm" svg:y2="19.532cm">
                <text:p/>
              </draw:line>
              <draw:line draw:style-name="gr195" draw:text-style-name="P33" draw:layer="layout" svg:x1="17.751cm" svg:y1="19.37cm" svg:x2="17.751cm" svg:y2="19.424cm">
                <text:p/>
              </draw:line>
              <draw:line draw:style-name="gr196" draw:text-style-name="P33" draw:layer="layout" svg:x1="17.751cm" svg:y1="19.261cm" svg:x2="17.751cm" svg:y2="19.315cm">
                <text:p/>
              </draw:line>
              <draw:line draw:style-name="gr197" draw:text-style-name="P33" draw:layer="layout" svg:x1="17.751cm" svg:y1="19.152cm" svg:x2="17.751cm" svg:y2="19.206cm">
                <text:p/>
              </draw:line>
              <draw:line draw:style-name="gr198" draw:text-style-name="P33" draw:layer="layout" svg:x1="17.751cm" svg:y1="19.043cm" svg:x2="17.751cm" svg:y2="19.097cm">
                <text:p/>
              </draw:line>
              <draw:line draw:style-name="gr199" draw:text-style-name="P33" draw:layer="layout" svg:x1="17.751cm" svg:y1="18.934cm" svg:x2="17.751cm" svg:y2="18.988cm">
                <text:p/>
              </draw:line>
              <draw:line draw:style-name="gr200" draw:text-style-name="P33" draw:layer="layout" svg:x1="17.751cm" svg:y1="18.825cm" svg:x2="17.751cm" svg:y2="18.879cm">
                <text:p/>
              </draw:line>
              <draw:line draw:style-name="gr201" draw:text-style-name="P33" draw:layer="layout" svg:x1="17.751cm" svg:y1="20.785cm" svg:x2="17.751cm" svg:y2="20.839cm">
                <text:p/>
              </draw:line>
            </draw:g>
          </draw:g>
        </draw:g>
        <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202" draw:text-style-name="P1" draw:layer="layout" svg:width="3.169cm" svg:height="2.052cm" svg:x="11.292cm" svg:y="11.647cm" svg:viewBox="0 0 3170 2053" svg:d="M3 2053c263 0 3167-1276 3167-1665 0-388-408-388-672-388 0 166-2591 832-2495 2053z">
                <text:p/>
              </draw:path>
              <draw:g>
                <draw:polygon draw:style-name="gr203" draw:text-style-name="P11" draw:layer="layout" svg:width="3.358cm" svg:height="3.05cm" svg:x="7.743cm" svg:y="10.537cm" svg:viewBox="0 0 3359 3051" draw:points="0,1110 0,0 3359,1942 3359,3051">
                  <text:p/>
                </draw:polygon>
                <draw:polygon draw:style-name="gr204" draw:text-style-name="P12" draw:layer="layout" svg:width="2.878cm" svg:height="2.773cm" svg:x="11.102cm" svg:y="10.815cm" svg:viewBox="0 0 2879 2774" draw:points="0,2774 0,1664 2879,0 2879,1110">
                  <text:p/>
                </draw:polygon>
                <draw:polygon draw:style-name="gr205" draw:text-style-name="P13" draw:layer="layout" svg:width="6.238cm" svg:height="3.605cm" svg:x="7.743cm" svg:y="8.873cm" svg:viewBox="0 0 6239 3606" draw:points="3359,3606 0,1664 2879,0 6239,1942">
                  <text:p/>
                </draw:polygon>
                <draw:line draw:style-name="gr206" draw:text-style-name="P5" draw:layer="layout" svg:x1="8.895cm" svg:y1="11.425cm" svg:x2="8.895cm" svg:y2="12.091cm">
                  <text:p/>
                </draw:line>
                <draw:line draw:style-name="gr207" draw:text-style-name="P5" draw:layer="layout" svg:x1="11.007cm" svg:y1="12.846cm" svg:x2="9.471cm" svg:y2="11.958cm">
                  <text:p/>
                </draw:line>
                <draw:line draw:style-name="gr208" draw:text-style-name="P5" draw:layer="layout" svg:x1="9.462cm" svg:y1="11.758cm" svg:x2="9.462cm" svg:y2="11.98cm">
                  <text:p/>
                </draw:line>
                <draw:line draw:style-name="gr209" draw:text-style-name="P5" draw:layer="layout" svg:x1="10.998cm" svg:y1="12.646cm" svg:x2="10.998cm" svg:y2="12.868cm">
                  <text:p/>
                </draw:line>
                <draw:line draw:style-name="gr210" draw:text-style-name="P5" draw:layer="layout" svg:x1="10.998cm" svg:y1="12.646cm" svg:x2="9.462cm" svg:y2="11.758cm">
                  <text:p/>
                </draw:line>
                <draw:polygon draw:style-name="gr211" draw:text-style-name="P6" draw:layer="layout" svg:width="0.191cm" svg:height="0.332cm" svg:x="9.087cm" svg:y="11.536cm" svg:viewBox="0 0 192 333" draw:points="0,222 0,0 192,111 192,333">
                  <text:p/>
                </draw:polygon>
                <draw:line draw:style-name="gr212" draw:text-style-name="P5" draw:layer="layout" svg:x1="8.703cm" svg:y1="11.314cm" svg:x2="8.703cm" svg:y2="11.98cm">
                  <text:p/>
                </draw:line>
                <draw:line draw:style-name="gr213" draw:text-style-name="P5" draw:layer="layout" svg:x1="8.511cm" svg:y1="11.203cm" svg:x2="8.511cm" svg:y2="11.869cm">
                  <text:p/>
                </draw:line>
                <draw:line draw:style-name="gr214" draw:text-style-name="P5" draw:layer="layout" svg:x1="8.319cm" svg:y1="11.092cm" svg:x2="8.319cm" svg:y2="11.758cm">
                  <text:p/>
                </draw:line>
                <draw:line draw:style-name="gr215" draw:text-style-name="P5" draw:layer="layout" svg:x1="8.127cm" svg:y1="10.981cm" svg:x2="8.127cm" svg:y2="11.647cm">
                  <text:p/>
                </draw:line>
                <draw:line draw:style-name="gr216" draw:text-style-name="P5" draw:layer="layout" svg:x1="7.935cm" svg:y1="10.87cm" svg:x2="7.935cm" svg:y2="11.536cm">
                  <text:p/>
                </draw:line>
                <draw:polygon draw:style-name="gr217" draw:text-style-name="P11" draw:layer="layout" svg:width="0.191cm" svg:height="1.22cm" svg:x="7.551cm" svg:y="10.426cm" svg:viewBox="0 0 192 1221" draw:points="0,1110 0,0 192,111 192,1221">
                  <text:p/>
                </draw:polygon>
                <draw:polygon draw:style-name="gr218" draw:text-style-name="P11" draw:layer="layout" svg:width="0.191cm" svg:height="1.22cm" svg:x="11.102cm" svg:y="12.479cm" svg:viewBox="0 0 192 1221" draw:points="0,1110 0,0 192,111 192,1221">
                  <text:p/>
                </draw:polygon>
                <draw:polygon draw:style-name="gr219" draw:text-style-name="P7" draw:layer="layout" svg:width="6.43cm" svg:height="4.826cm" svg:x="7.551cm" svg:y="8.873cm" svg:viewBox="0 0 6431 4827" draw:points="0,2663 0,1553 192,1664 3071,0 6431,1942 6431,3051 3743,4605 3743,4827">
                  <text:p/>
                </draw:polygon>
              </draw:g>
            </draw:g>
            <draw:g>
              <draw:custom-shape draw:style-name="gr220" draw:text-style-name="P34" draw:layer="layout" svg:width="0.932cm" svg:height="1.38cm" svg:x="12.158cm" svg:y="12.04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221" draw:text-style-name="P35" draw:layer="layout" svg:width="0.932cm" svg:height="0.437cm" svg:x="12.158cm" svg:y="12.0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222" draw:text-style-name="P1" draw:layer="layout" svg:width="3.169cm" svg:height="2.052cm" svg:x="11.239cm" svg:y="9.488cm" svg:viewBox="0 0 3170 2053" svg:d="M3 2053c263 0 3167-1276 3167-1665 0-388-408-388-672-388 0 166-2591 832-2495 2053z">
                <text:p/>
              </draw:path>
              <draw:g>
                <draw:polygon draw:style-name="gr223" draw:text-style-name="P2" draw:layer="layout" svg:width="3.358cm" svg:height="3.05cm" svg:x="7.69cm" svg:y="8.378cm" svg:viewBox="0 0 3359 3051" draw:points="0,1110 0,0 3359,1942 3359,3051">
                  <text:p/>
                </draw:polygon>
                <draw:polygon draw:style-name="gr224" draw:text-style-name="P3" draw:layer="layout" svg:width="2.878cm" svg:height="2.773cm" svg:x="11.049cm" svg:y="8.656cm" svg:viewBox="0 0 2879 2774" draw:points="0,2774 0,1664 2879,0 2879,1110">
                  <text:p/>
                </draw:polygon>
                <draw:polygon draw:style-name="gr225" draw:text-style-name="P4" draw:layer="layout" svg:width="6.238cm" svg:height="3.605cm" svg:x="7.69cm" svg:y="6.714cm" svg:viewBox="0 0 6239 3606" draw:points="3359,3606 0,1664 2879,0 6239,1942">
                  <text:p/>
                </draw:polygon>
                <draw:line draw:style-name="gr226" draw:text-style-name="P5" draw:layer="layout" svg:x1="8.842cm" svg:y1="9.266cm" svg:x2="8.842cm" svg:y2="9.932cm">
                  <text:p/>
                </draw:line>
                <draw:line draw:style-name="gr227" draw:text-style-name="P5" draw:layer="layout" svg:x1="10.954cm" svg:y1="10.687cm" svg:x2="9.418cm" svg:y2="9.799cm">
                  <text:p/>
                </draw:line>
                <draw:line draw:style-name="gr228" draw:text-style-name="P5" draw:layer="layout" svg:x1="9.409cm" svg:y1="9.599cm" svg:x2="9.409cm" svg:y2="9.821cm">
                  <text:p/>
                </draw:line>
                <draw:line draw:style-name="gr229" draw:text-style-name="P5" draw:layer="layout" svg:x1="10.945cm" svg:y1="10.487cm" svg:x2="10.945cm" svg:y2="10.709cm">
                  <text:p/>
                </draw:line>
                <draw:line draw:style-name="gr230" draw:text-style-name="P5" draw:layer="layout" svg:x1="10.945cm" svg:y1="10.487cm" svg:x2="9.409cm" svg:y2="9.599cm">
                  <text:p/>
                </draw:line>
                <draw:polygon draw:style-name="gr231" draw:text-style-name="P6" draw:layer="layout" svg:width="0.191cm" svg:height="0.332cm" svg:x="9.034cm" svg:y="9.377cm" svg:viewBox="0 0 192 333" draw:points="0,222 0,0 192,111 192,333">
                  <text:p/>
                </draw:polygon>
                <draw:line draw:style-name="gr232" draw:text-style-name="P5" draw:layer="layout" svg:x1="8.65cm" svg:y1="9.155cm" svg:x2="8.65cm" svg:y2="9.821cm">
                  <text:p/>
                </draw:line>
                <draw:line draw:style-name="gr233" draw:text-style-name="P5" draw:layer="layout" svg:x1="8.458cm" svg:y1="9.044cm" svg:x2="8.458cm" svg:y2="9.71cm">
                  <text:p/>
                </draw:line>
                <draw:line draw:style-name="gr234" draw:text-style-name="P5" draw:layer="layout" svg:x1="8.266cm" svg:y1="8.933cm" svg:x2="8.266cm" svg:y2="9.599cm">
                  <text:p/>
                </draw:line>
                <draw:line draw:style-name="gr235" draw:text-style-name="P5" draw:layer="layout" svg:x1="8.074cm" svg:y1="8.822cm" svg:x2="8.074cm" svg:y2="9.488cm">
                  <text:p/>
                </draw:line>
                <draw:line draw:style-name="gr236" draw:text-style-name="P5" draw:layer="layout" svg:x1="7.882cm" svg:y1="8.711cm" svg:x2="7.882cm" svg:y2="9.377cm">
                  <text:p/>
                </draw:line>
                <draw:polygon draw:style-name="gr237" draw:text-style-name="P2" draw:layer="layout" svg:width="0.191cm" svg:height="1.22cm" svg:x="7.498cm" svg:y="8.267cm" svg:viewBox="0 0 192 1221" draw:points="0,1110 0,0 192,111 192,1221">
                  <text:p/>
                </draw:polygon>
                <draw:polygon draw:style-name="gr238" draw:text-style-name="P2" draw:layer="layout" svg:width="0.191cm" svg:height="1.22cm" svg:x="11.049cm" svg:y="10.32cm" svg:viewBox="0 0 192 1221" draw:points="0,1110 0,0 192,111 192,1221">
                  <text:p/>
                </draw:polygon>
                <draw:polygon draw:style-name="gr239" draw:text-style-name="P7" draw:layer="layout" svg:width="6.43cm" svg:height="4.826cm" svg:x="7.498cm" svg:y="6.714cm" svg:viewBox="0 0 6431 4827" draw:points="0,2663 0,1553 192,1664 3071,0 6431,1942 6431,3051 3743,4605 3743,4827">
                  <text:p/>
                </draw:polygon>
              </draw:g>
            </draw:g>
            <draw:g>
              <draw:polygon draw:style-name="gr240" draw:text-style-name="P11" draw:layer="layout" svg:width="0.825cm" svg:height="1.431cm" svg:x="12.812cm" svg:y="9.632cm" svg:viewBox="0 0 826 1432" draw:points="0,955 0,0 826,477 826,1432">
                <text:p/>
              </draw:polygon>
              <draw:polygon draw:style-name="gr241" draw:text-style-name="P36" draw:layer="layout" svg:width="0.825cm" svg:height="1.431cm" svg:x="11.986cm" svg:y="9.632cm" svg:viewBox="0 0 826 1432" draw:points="0,1432 0,477 826,0 826,955">
                <text:p/>
              </draw:polygon>
              <draw:polygon draw:style-name="gr242" draw:text-style-name="P13" draw:layer="layout" svg:width="1.65cm" svg:height="0.954cm" svg:x="11.986cm" svg:y="10.586cm" svg:viewBox="0 0 1651 955" draw:points="826,955 0,477 826,0 1651,477">
                <text:p/>
              </draw:polygon>
              <draw:line draw:style-name="gr243" draw:text-style-name="P33" draw:layer="layout" svg:x1="12.069cm" svg:y1="11.016cm" svg:x2="12.895cm" svg:y2="11.493cm">
                <text:p/>
              </draw:line>
              <draw:line draw:style-name="gr244" draw:text-style-name="P33" draw:layer="layout" svg:x1="12.151cm" svg:y1="10.968cm" svg:x2="12.977cm" svg:y2="11.445cm">
                <text:p/>
              </draw:line>
              <draw:line draw:style-name="gr245" draw:text-style-name="P33" draw:layer="layout" svg:x1="12.234cm" svg:y1="10.921cm" svg:x2="13.06cm" svg:y2="11.398cm">
                <text:p/>
              </draw:line>
              <draw:line draw:style-name="gr246" draw:text-style-name="P33" draw:layer="layout" svg:x1="12.316cm" svg:y1="10.873cm" svg:x2="13.142cm" svg:y2="11.35cm">
                <text:p/>
              </draw:line>
              <draw:line draw:style-name="gr247" draw:text-style-name="P33" draw:layer="layout" svg:x1="12.399cm" svg:y1="10.825cm" svg:x2="13.225cm" svg:y2="11.302cm">
                <text:p/>
              </draw:line>
              <draw:line draw:style-name="gr248" draw:text-style-name="P33" draw:layer="layout" svg:x1="12.482cm" svg:y1="10.777cm" svg:x2="13.308cm" svg:y2="11.254cm">
                <text:p/>
              </draw:line>
              <draw:line draw:style-name="gr249" draw:text-style-name="P33" draw:layer="layout" svg:x1="12.564cm" svg:y1="10.73cm" svg:x2="13.39cm" svg:y2="11.207cm">
                <text:p/>
              </draw:line>
              <draw:line draw:style-name="gr250" draw:text-style-name="P33" draw:layer="layout" svg:x1="12.647cm" svg:y1="10.682cm" svg:x2="13.473cm" svg:y2="11.159cm">
                <text:p/>
              </draw:line>
              <draw:line draw:style-name="gr251" draw:text-style-name="P33" draw:layer="layout" svg:x1="12.729cm" svg:y1="10.634cm" svg:x2="13.555cm" svg:y2="11.111cm">
                <text:p/>
              </draw:line>
              <draw:line draw:style-name="gr252" draw:text-style-name="P33" draw:layer="layout" svg:x1="12.812cm" svg:y1="10.396cm" svg:x2="13.638cm" svg:y2="10.873cm">
                <text:p/>
              </draw:line>
              <draw:line draw:style-name="gr253" draw:text-style-name="P33" draw:layer="layout" svg:x1="12.812cm" svg:y1="10.3cm" svg:x2="13.638cm" svg:y2="10.777cm">
                <text:p/>
              </draw:line>
              <draw:line draw:style-name="gr254" draw:text-style-name="P33" draw:layer="layout" svg:x1="12.812cm" svg:y1="10.205cm" svg:x2="13.638cm" svg:y2="10.682cm">
                <text:p/>
              </draw:line>
              <draw:line draw:style-name="gr255" draw:text-style-name="P33" draw:layer="layout" svg:x1="12.812cm" svg:y1="10.109cm" svg:x2="13.638cm" svg:y2="10.586cm">
                <text:p/>
              </draw:line>
              <draw:line draw:style-name="gr256" draw:text-style-name="P33" draw:layer="layout" svg:x1="12.812cm" svg:y1="10.014cm" svg:x2="13.638cm" svg:y2="10.491cm">
                <text:p/>
              </draw:line>
              <draw:line draw:style-name="gr257" draw:text-style-name="P33" draw:layer="layout" svg:x1="12.812cm" svg:y1="9.918cm" svg:x2="13.638cm" svg:y2="10.395cm">
                <text:p/>
              </draw:line>
              <draw:line draw:style-name="gr258" draw:text-style-name="P33" draw:layer="layout" svg:x1="12.812cm" svg:y1="9.823cm" svg:x2="13.638cm" svg:y2="10.3cm">
                <text:p/>
              </draw:line>
              <draw:line draw:style-name="gr259" draw:text-style-name="P33" draw:layer="layout" svg:x1="12.812cm" svg:y1="9.727cm" svg:x2="13.638cm" svg:y2="10.204cm">
                <text:p/>
              </draw:line>
              <draw:line draw:style-name="gr260" draw:text-style-name="P33" draw:layer="layout" svg:x1="12.729cm" svg:y1="11.493cm" svg:x2="13.555cm" svg:y2="11.016cm">
                <text:p/>
              </draw:line>
              <draw:line draw:style-name="gr261" draw:text-style-name="P33" draw:layer="layout" svg:x1="12.647cm" svg:y1="11.445cm" svg:x2="13.473cm" svg:y2="10.968cm">
                <text:p/>
              </draw:line>
              <draw:line draw:style-name="gr262" draw:text-style-name="P33" draw:layer="layout" svg:x1="12.564cm" svg:y1="11.398cm" svg:x2="13.39cm" svg:y2="10.921cm">
                <text:p/>
              </draw:line>
              <draw:line draw:style-name="gr263" draw:text-style-name="P33" draw:layer="layout" svg:x1="12.482cm" svg:y1="11.35cm" svg:x2="13.308cm" svg:y2="10.873cm">
                <text:p/>
              </draw:line>
              <draw:line draw:style-name="gr264" draw:text-style-name="P33" draw:layer="layout" svg:x1="12.399cm" svg:y1="11.302cm" svg:x2="13.225cm" svg:y2="10.825cm">
                <text:p/>
              </draw:line>
              <draw:line draw:style-name="gr265" draw:text-style-name="P33" draw:layer="layout" svg:x1="12.316cm" svg:y1="11.254cm" svg:x2="13.142cm" svg:y2="10.777cm">
                <text:p/>
              </draw:line>
              <draw:line draw:style-name="gr266" draw:text-style-name="P33" draw:layer="layout" svg:x1="12.234cm" svg:y1="11.207cm" svg:x2="13.06cm" svg:y2="10.73cm">
                <text:p/>
              </draw:line>
              <draw:line draw:style-name="gr267" draw:text-style-name="P33" draw:layer="layout" svg:x1="12.151cm" svg:y1="11.159cm" svg:x2="12.977cm" svg:y2="10.682cm">
                <text:p/>
              </draw:line>
              <draw:line draw:style-name="gr268" draw:text-style-name="P33" draw:layer="layout" svg:x1="12.069cm" svg:y1="11.111cm" svg:x2="12.895cm" svg:y2="10.634cm">
                <text:p/>
              </draw:line>
              <draw:line draw:style-name="gr269" draw:text-style-name="P33" draw:layer="layout" svg:x1="11.986cm" svg:y1="10.968cm" svg:x2="12.812cm" svg:y2="10.491cm">
                <text:p/>
              </draw:line>
              <draw:line draw:style-name="gr270" draw:text-style-name="P33" draw:layer="layout" svg:x1="11.986cm" svg:y1="10.873cm" svg:x2="12.812cm" svg:y2="10.396cm">
                <text:p/>
              </draw:line>
              <draw:line draw:style-name="gr271" draw:text-style-name="P33" draw:layer="layout" svg:x1="11.986cm" svg:y1="10.777cm" svg:x2="12.812cm" svg:y2="10.3cm">
                <text:p/>
              </draw:line>
              <draw:line draw:style-name="gr272" draw:text-style-name="P33" draw:layer="layout" svg:x1="11.986cm" svg:y1="10.682cm" svg:x2="12.812cm" svg:y2="10.205cm">
                <text:p/>
              </draw:line>
              <draw:line draw:style-name="gr273" draw:text-style-name="P33" draw:layer="layout" svg:x1="11.986cm" svg:y1="10.586cm" svg:x2="12.812cm" svg:y2="10.109cm">
                <text:p/>
              </draw:line>
              <draw:line draw:style-name="gr274" draw:text-style-name="P33" draw:layer="layout" svg:x1="11.986cm" svg:y1="10.491cm" svg:x2="12.812cm" svg:y2="10.014cm">
                <text:p/>
              </draw:line>
              <draw:line draw:style-name="gr275" draw:text-style-name="P33" draw:layer="layout" svg:x1="11.986cm" svg:y1="10.395cm" svg:x2="12.812cm" svg:y2="9.918cm">
                <text:p/>
              </draw:line>
              <draw:line draw:style-name="gr276" draw:text-style-name="P33" draw:layer="layout" svg:x1="11.986cm" svg:y1="10.3cm" svg:x2="12.812cm" svg:y2="9.823cm">
                <text:p/>
              </draw:line>
              <draw:line draw:style-name="gr277" draw:text-style-name="P33" draw:layer="layout" svg:x1="11.986cm" svg:y1="10.204cm" svg:x2="12.812cm" svg:y2="9.727cm">
                <text:p/>
              </draw:line>
              <draw:line draw:style-name="gr278" draw:text-style-name="P33" draw:layer="layout" svg:x1="12.069cm" svg:y1="11.016cm" svg:x2="12.069cm" svg:y2="10.061cm">
                <text:p/>
              </draw:line>
              <draw:line draw:style-name="gr279" draw:text-style-name="P33" draw:layer="layout" svg:x1="12.151cm" svg:y1="10.969cm" svg:x2="12.151cm" svg:y2="10.014cm">
                <text:p/>
              </draw:line>
              <draw:line draw:style-name="gr280" draw:text-style-name="P33" draw:layer="layout" svg:x1="12.234cm" svg:y1="10.921cm" svg:x2="12.234cm" svg:y2="9.966cm">
                <text:p/>
              </draw:line>
              <draw:line draw:style-name="gr281" draw:text-style-name="P33" draw:layer="layout" svg:x1="12.316cm" svg:y1="10.873cm" svg:x2="12.316cm" svg:y2="9.918cm">
                <text:p/>
              </draw:line>
              <draw:line draw:style-name="gr282" draw:text-style-name="P33" draw:layer="layout" svg:x1="12.399cm" svg:y1="10.826cm" svg:x2="12.399cm" svg:y2="9.871cm">
                <text:p/>
              </draw:line>
              <draw:line draw:style-name="gr283" draw:text-style-name="P33" draw:layer="layout" svg:x1="12.482cm" svg:y1="10.778cm" svg:x2="12.482cm" svg:y2="9.823cm">
                <text:p/>
              </draw:line>
              <draw:line draw:style-name="gr284" draw:text-style-name="P33" draw:layer="layout" svg:x1="12.564cm" svg:y1="10.73cm" svg:x2="12.564cm" svg:y2="9.775cm">
                <text:p/>
              </draw:line>
              <draw:line draw:style-name="gr285" draw:text-style-name="P33" draw:layer="layout" svg:x1="12.647cm" svg:y1="10.682cm" svg:x2="12.647cm" svg:y2="9.727cm">
                <text:p/>
              </draw:line>
              <draw:line draw:style-name="gr286" draw:text-style-name="P33" draw:layer="layout" svg:x1="12.729cm" svg:y1="10.635cm" svg:x2="12.729cm" svg:y2="9.68cm">
                <text:p/>
              </draw:line>
              <draw:line draw:style-name="gr287" draw:text-style-name="P33" draw:layer="layout" svg:x1="12.894cm" svg:y1="10.635cm" svg:x2="12.894cm" svg:y2="9.68cm">
                <text:p/>
              </draw:line>
              <draw:line draw:style-name="gr288" draw:text-style-name="P33" draw:layer="layout" svg:x1="12.977cm" svg:y1="10.682cm" svg:x2="12.977cm" svg:y2="9.727cm">
                <text:p/>
              </draw:line>
              <draw:line draw:style-name="gr289" draw:text-style-name="P33" draw:layer="layout" svg:x1="13.06cm" svg:y1="10.73cm" svg:x2="13.06cm" svg:y2="9.775cm">
                <text:p/>
              </draw:line>
              <draw:line draw:style-name="gr290" draw:text-style-name="P33" draw:layer="layout" svg:x1="13.142cm" svg:y1="10.778cm" svg:x2="13.142cm" svg:y2="9.823cm">
                <text:p/>
              </draw:line>
              <draw:line draw:style-name="gr291" draw:text-style-name="P33" draw:layer="layout" svg:x1="13.225cm" svg:y1="10.826cm" svg:x2="13.225cm" svg:y2="9.871cm">
                <text:p/>
              </draw:line>
              <draw:line draw:style-name="gr292" draw:text-style-name="P33" draw:layer="layout" svg:x1="13.307cm" svg:y1="10.873cm" svg:x2="13.307cm" svg:y2="9.918cm">
                <text:p/>
              </draw:line>
              <draw:line draw:style-name="gr293" draw:text-style-name="P33" draw:layer="layout" svg:x1="13.39cm" svg:y1="10.921cm" svg:x2="13.39cm" svg:y2="9.966cm">
                <text:p/>
              </draw:line>
              <draw:line draw:style-name="gr294" draw:text-style-name="P33" draw:layer="layout" svg:x1="13.472cm" svg:y1="10.969cm" svg:x2="13.472cm" svg:y2="10.014cm">
                <text:p/>
              </draw:line>
              <draw:line draw:style-name="gr295" draw:text-style-name="P33" draw:layer="layout" svg:x1="13.555cm" svg:y1="11.016cm" svg:x2="13.555cm" svg:y2="10.061cm">
                <text:p/>
              </draw:line>
              <draw:polygon draw:style-name="gr296" draw:text-style-name="P7" draw:layer="layout" svg:width="1.65cm" svg:height="1.908cm" svg:x="11.986cm" svg:y="9.632cm" svg:viewBox="0 0 1651 1909" draw:points="0,1432 0,477 826,0 1651,477 1651,1432 826,1909">
                <text:p/>
              </draw:polygon>
              <draw:line draw:style-name="gr297" draw:text-style-name="P33" draw:layer="layout" svg:x1="12.812cm" svg:y1="10.491cm" svg:x2="13.638cm" svg:y2="10.968cm">
                <text:p/>
              </draw:line>
              <draw:g>
                <draw:line draw:style-name="gr298" draw:text-style-name="P37" draw:layer="layout" svg:x1="12.812cm" svg:y1="10.586cm" svg:x2="13.803cm" svg:y2="11.159cm">
                  <text:p/>
                </draw:line>
                <draw:polygon draw:style-name="gr299" draw:text-style-name="P38" draw:layer="layout" svg:width="0.164cm" svg:height="0.142cm" svg:x="13.638cm" svg:y="11.016cm" svg:viewBox="0 0 165 143" draw:points="0,143 83,95 83,0 165,143">
                  <text:p/>
                </draw:polygon>
              </draw:g>
              <draw:g>
                <draw:line draw:style-name="gr300" draw:text-style-name="P39" draw:layer="layout" svg:x1="12.812cm" svg:y1="9.441cm" svg:x2="12.812cm" svg:y2="10.586cm">
                  <text:p/>
                </draw:line>
                <draw:polygon draw:style-name="gr301" draw:text-style-name="P40" draw:layer="layout" svg:width="0.164cm" svg:height="0.142cm" svg:x="12.729cm" svg:y="9.441cm" svg:viewBox="0 0 165 143" draw:points="83,95 0,143 83,0 165,143">
                  <text:p/>
                </draw:polygon>
              </draw:g>
              <draw:g>
                <draw:line draw:style-name="gr302" draw:text-style-name="P41" draw:layer="layout" svg:x1="12.812cm" svg:y1="10.586cm" svg:x2="11.821cm" svg:y2="11.159cm">
                  <text:p/>
                </draw:line>
                <draw:polygon draw:style-name="gr303" draw:text-style-name="P42" draw:layer="layout" svg:width="0.164cm" svg:height="0.142cm" svg:x="11.821cm" svg:y="11.016cm" svg:viewBox="0 0 165 143" draw:points="0,143 83,0 83,95 165,143">
                  <text:p/>
                </draw:polygon>
              </draw:g>
              <draw:custom-shape draw:style-name="gr304" draw:text-style-name="P28" draw:layer="layout" svg:width="0.826cm" svg:height="1.146cm" svg:x="12.399cm" svg:y="10.061cm">
                <text:p/>
                <draw:enhanced-geometry svg:viewBox="0 0 88 21600" draw:glue-points="44 ?f6 44 0 0 10800 44 21600 88 10800" draw:text-areas="0 ?f6 88 ?f3" draw:type="can" draw:modifiers="8150.6039150354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305" draw:text-style-name="P1" draw:layer="layout" svg:width="3.169cm" svg:height="2.052cm" svg:x="11.239cm" svg:y="7.328cm" svg:viewBox="0 0 3170 2053" svg:d="M3 2053c263 0 3167-1276 3167-1665 0-388-408-388-672-388 0 166-2591 832-2495 2053z">
                <text:p/>
              </draw:path>
              <draw:g>
                <draw:polygon draw:style-name="gr306" draw:text-style-name="P11" draw:layer="layout" svg:width="3.358cm" svg:height="3.05cm" svg:x="7.69cm" svg:y="6.218cm" svg:viewBox="0 0 3359 3051" draw:points="0,1110 0,0 3359,1942 3359,3051">
                  <text:p/>
                </draw:polygon>
                <draw:polygon draw:style-name="gr307" draw:text-style-name="P12" draw:layer="layout" svg:width="2.878cm" svg:height="2.773cm" svg:x="11.049cm" svg:y="6.496cm" svg:viewBox="0 0 2879 2774" draw:points="0,2774 0,1664 2879,0 2879,1110">
                  <text:p/>
                </draw:polygon>
                <draw:polygon draw:style-name="gr308" draw:text-style-name="P13" draw:layer="layout" svg:width="6.238cm" svg:height="3.605cm" svg:x="7.69cm" svg:y="4.554cm" svg:viewBox="0 0 6239 3606" draw:points="3359,3606 0,1664 2879,0 6239,1942">
                  <text:p/>
                </draw:polygon>
                <draw:line draw:style-name="gr309" draw:text-style-name="P5" draw:layer="layout" svg:x1="8.842cm" svg:y1="7.106cm" svg:x2="8.842cm" svg:y2="7.772cm">
                  <text:p/>
                </draw:line>
                <draw:line draw:style-name="gr310" draw:text-style-name="P5" draw:layer="layout" svg:x1="10.954cm" svg:y1="8.527cm" svg:x2="9.418cm" svg:y2="7.639cm">
                  <text:p/>
                </draw:line>
                <draw:line draw:style-name="gr311" draw:text-style-name="P5" draw:layer="layout" svg:x1="9.409cm" svg:y1="7.439cm" svg:x2="9.409cm" svg:y2="7.661cm">
                  <text:p/>
                </draw:line>
                <draw:line draw:style-name="gr312" draw:text-style-name="P5" draw:layer="layout" svg:x1="10.945cm" svg:y1="8.327cm" svg:x2="10.945cm" svg:y2="8.549cm">
                  <text:p/>
                </draw:line>
                <draw:line draw:style-name="gr313" draw:text-style-name="P5" draw:layer="layout" svg:x1="10.945cm" svg:y1="8.327cm" svg:x2="9.409cm" svg:y2="7.439cm">
                  <text:p/>
                </draw:line>
                <draw:polygon draw:style-name="gr314" draw:text-style-name="P6" draw:layer="layout" svg:width="0.191cm" svg:height="0.332cm" svg:x="9.034cm" svg:y="7.217cm" svg:viewBox="0 0 192 333" draw:points="0,222 0,0 192,111 192,333">
                  <text:p/>
                </draw:polygon>
                <draw:line draw:style-name="gr315" draw:text-style-name="P5" draw:layer="layout" svg:x1="8.65cm" svg:y1="6.995cm" svg:x2="8.65cm" svg:y2="7.661cm">
                  <text:p/>
                </draw:line>
                <draw:line draw:style-name="gr316" draw:text-style-name="P5" draw:layer="layout" svg:x1="8.458cm" svg:y1="6.884cm" svg:x2="8.458cm" svg:y2="7.55cm">
                  <text:p/>
                </draw:line>
                <draw:line draw:style-name="gr317" draw:text-style-name="P5" draw:layer="layout" svg:x1="8.266cm" svg:y1="6.773cm" svg:x2="8.266cm" svg:y2="7.439cm">
                  <text:p/>
                </draw:line>
                <draw:line draw:style-name="gr318" draw:text-style-name="P5" draw:layer="layout" svg:x1="8.074cm" svg:y1="6.662cm" svg:x2="8.074cm" svg:y2="7.328cm">
                  <text:p/>
                </draw:line>
                <draw:line draw:style-name="gr319" draw:text-style-name="P5" draw:layer="layout" svg:x1="7.882cm" svg:y1="6.551cm" svg:x2="7.882cm" svg:y2="7.217cm">
                  <text:p/>
                </draw:line>
                <draw:polygon draw:style-name="gr320" draw:text-style-name="P11" draw:layer="layout" svg:width="0.191cm" svg:height="1.22cm" svg:x="7.498cm" svg:y="6.107cm" svg:viewBox="0 0 192 1221" draw:points="0,1110 0,0 192,111 192,1221">
                  <text:p/>
                </draw:polygon>
                <draw:polygon draw:style-name="gr321" draw:text-style-name="P11" draw:layer="layout" svg:width="0.191cm" svg:height="1.22cm" svg:x="11.049cm" svg:y="8.16cm" svg:viewBox="0 0 192 1221" draw:points="0,1110 0,0 192,111 192,1221">
                  <text:p/>
                </draw:polygon>
                <draw:polygon draw:style-name="gr322" draw:text-style-name="P7" draw:layer="layout" svg:width="6.43cm" svg:height="4.826cm" svg:x="7.498cm" svg:y="4.554cm" svg:viewBox="0 0 6431 4827" draw:points="0,2663 0,1553 192,1664 3071,0 6431,1942 6431,3051 3743,4605 3743,4827">
                  <text:p/>
                </draw:polygon>
              </draw:g>
            </draw:g>
            <draw:g>
              <draw:polygon draw:style-name="gr323" draw:text-style-name="P43" draw:layer="layout" svg:width="0.787cm" svg:height="1.448cm" svg:x="11.984cm" svg:y="7.858cm" svg:viewBox="0 0 788 1449" draw:points="0,994 0,0 788,455 788,1449">
                <text:p/>
              </draw:polygon>
              <draw:polygon draw:style-name="gr324" draw:text-style-name="P44" draw:layer="layout" svg:width="0.787cm" svg:height="1.448cm" svg:x="12.772cm" svg:y="7.858cm" svg:viewBox="0 0 788 1449" draw:points="0,1449 0,455 788,0 788,994">
                <text:p/>
              </draw:polygon>
              <draw:polygon draw:style-name="gr325" draw:text-style-name="P45" draw:layer="layout" svg:width="1.575cm" svg:height="0.91cm" svg:x="11.984cm" svg:y="7.403cm" svg:viewBox="0 0 1576 911" draw:points="788,911 0,455 788,0 1576,455">
                <text:p/>
              </draw:polygon>
              <draw:polygon draw:style-name="gr326" draw:text-style-name="P7" draw:layer="layout" svg:width="1.575cm" svg:height="1.904cm" svg:x="11.984cm" svg:y="7.403cm" svg:viewBox="0 0 1576 1905" draw:points="0,1449 0,455 788,0 1576,455 1576,1449 788,1905">
                <text:p/>
              </draw:polygon>
              <draw:polyline draw:style-name="gr327" draw:text-style-name="P5" draw:layer="layout" svg:width="0.643cm" svg:height="0.413cm" svg:x="12.843cm" svg:y="8.024cm" svg:viewBox="0 0 644 414" draw:points="0,373 143,290 144,414 287,331 287,207 358,166 358,290 430,249 430,124 501,83 502,207 573,166 573,41 644,0">
                <text:p/>
              </draw:polyline>
              <draw:polyline draw:style-name="gr328" draw:text-style-name="P5" draw:layer="layout" svg:width="0.643cm" svg:height="0.372cm" svg:x="12.843cm" svg:y="8.314cm" svg:viewBox="0 0 644 373" draw:points="0,290 72,249 72,373 215,290 215,166 287,124 287,249 430,166 430,41 501,0 502,124 644,41">
                <text:p/>
              </draw:polyline>
              <draw:polyline draw:style-name="gr329" draw:text-style-name="P5" draw:layer="layout" svg:width="0.643cm" svg:height="0.455cm" svg:x="12.844cm" svg:y="8.48cm" svg:viewBox="0 0 644 456" draw:points="0,456 143,373 143,249 287,166 287,290 501,166 501,42 573,0 573,124 644,83">
                <text:p/>
              </draw:polyline>
              <draw:polyline draw:style-name="gr330" draw:text-style-name="P5" draw:layer="layout" svg:width="0.643cm" svg:height="0.455cm" svg:x="12.844cm" svg:y="8.686cm" svg:viewBox="0 0 644 456" draw:points="0,456 72,414 71,290 214,207 215,331 358,249 358,124 430,83 430,207 501,166 501,42 573,0 573,124 644,83">
                <text:p/>
              </draw:polyline>
              <draw:polyline draw:style-name="gr331" draw:text-style-name="P5" draw:layer="layout" svg:width="0.644cm" svg:height="0.827cm" svg:x="12.056cm" svg:y="8.314cm" svg:viewBox="0 0 645 828" draw:points="0,414 72,455 143,373 215,41 358,0 430,166 502,414 502,663 573,787 645,828">
                <text:p/>
              </draw:polyline>
              <draw:polyline draw:style-name="gr332" draw:text-style-name="P5" draw:layer="layout" svg:width="0.644cm" svg:height="0.455cm" svg:x="12.056cm" svg:y="8.563cm" svg:viewBox="0 0 645 456" draw:points="0,83 72,124 143,41 286,0 358,41 430,166 502,290 573,414 645,456">
                <text:p/>
              </draw:polyline>
              <draw:line draw:style-name="gr333" draw:text-style-name="P5" draw:layer="layout" svg:x1="12.056cm" svg:y1="8.19cm" svg:x2="12.701cm" svg:y2="8.563cm">
                <text:p/>
              </draw:line>
              <draw:polygon draw:style-name="gr334" draw:text-style-name="P7" draw:layer="layout" svg:width="0.644cm" svg:height="1.2cm" svg:x="12.056cm" svg:y="7.983cm" svg:viewBox="0 0 645 1201" draw:points="0,828 0,0 645,373 645,1201">
                <text:p/>
              </draw:polygon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eyscale_20_Linear_20_B" draw:display-name="Greyscale Linear B" draw:style="linear" draw:start-color="#000000" draw:end-color="#ffffff" draw:start-intensity="100%" draw:end-intensity="100%" draw:angle="1800" draw:border="10%"/>
    <draw:gradient draw:name="Greyscale_20_Linear_20_T" draw:display-name="Greyscale Linear T" draw:style="linear" draw:start-color="#000000" draw:end-color="#ffffff" draw:start-intensity="100%" draw:end-intensity="100%" draw:angle="0" draw:border="1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Blue_20_Linear_20_T" draw:display-name="Light Blue Linear T" draw:style="linear" draw:start-color="#93d4f0" draw:end-color="#e9f6fc" draw:start-intensity="100%" draw:end-intensity="100%" draw:angle="0" draw:border="10%"/>
    <draw:gradient draw:name="Light_20_Blue_20_Square_20_BR" draw:display-name="Light Blue Square BR" draw:style="square" draw:cx="30%" draw:cy="30%" draw:start-color="#93d4f0" draw:end-color="#e9f6fc" draw:start-intensity="100%" draw:end-intensity="100%" draw:angle="0" draw:border="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R" draw:display-name="Light Grey Linear R" draw:style="linear" draw:start-color="#b3b3b3" draw:end-color="#e5e5e5" draw:start-intensity="100%" draw:end-intensity="100%" draw:angle="27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Axial_20_H" draw:display-name="Light Orange Axial H" draw:style="axial" draw:start-color="#fef4e8" draw:end-color="#fbc98e" draw:start-intensity="100%" draw:end-intensity="100%" draw:angle="90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Linear_20_L" draw:display-name="Light Purple Linear L" draw:style="linear" draw:start-color="#c893c7" draw:end-color="#f4e9f3" draw:start-intensity="100%" draw:end-intensity="100%" draw:angle="900" draw:border="10%"/>
    <draw:gradient draw:name="Light_20_Purple_20_Linear_20_T" draw:display-name="Light Purple Linear T" draw:style="linear" draw:start-color="#c893c7" draw:end-color="#f4e9f3" draw:start-intensity="100%" draw:end-intensity="100%" draw:angle="0" draw:border="10%"/>
    <draw:gradient draw:name="Light_20_Purple_20_Square_20_BR" draw:display-name="Light Purple Square BR" draw:style="square" draw:cx="30%" draw:cy="30%" draw:start-color="#c893c7" draw:end-color="#f4e9f3" draw:start-intensity="100%" draw:end-intensity="100%" draw:angle="0" draw:border="0%"/>
    <draw:gradient draw:name="Light_20_Red_20_Linear_20_L" draw:display-name="Light Red Linear L" draw:style="linear" draw:start-color="#de8e96" draw:end-color="#f8e8ea" draw:start-intensity="100%" draw:end-intensity="100%" draw:angle="900" draw:border="10%"/>
    <draw:gradient draw:name="Light_20_Red_20_Linear_20_T" draw:display-name="Light Red Linear T" draw:style="linear" draw:start-color="#de8e96" draw:end-color="#f8e8ea" draw:start-intensity="100%" draw:end-intensity="100%" draw:angle="0" draw:border="10%"/>
    <draw:gradient draw:name="Light_20_Red_20_Square_20_BR" draw:display-name="Light Red Square BR" draw:style="square" draw:cx="30%" draw:cy="30%" draw:start-color="#de8e96" draw:end-color="#f8e8ea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00:43:40.822995635</meta:creation-date>
    <meta:editing-duration>PT2H40M31S</meta:editing-duration>
    <meta:editing-cycles>2</meta:editing-cycles>
    <meta:generator>LibreOffice/4.4.6.3$Linux_X86_64 LibreOffice_project/40m0$Build-3</meta:generator>
    <dc:date>2016-02-28T03:54:30.348886360</dc:date>
    <meta:document-statistic meta:object-count="385"/>
  </office:meta>
</office:document-meta>
</file>